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09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24319" table:style-name="ce57">
            <text:p>8,824,319</text:p>
          </table:table-cell>
          <table:table-cell office:value-type="float" office:value="23593783" table:style-name="ce58">
            <text:p>23,593,783</text:p>
          </table:table-cell>
          <table:table-cell office:value-type="float" office:value="11704227" table:style-name="ce58">
            <text:p>11,704,227</text:p>
          </table:table-cell>
          <table:table-cell office:value-type="float" office:value="11889556" table:style-name="ce59">
            <text:p>11,889,556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1295" table:style-name="ce57">
            <text:p>1,581,295</text:p>
          </table:table-cell>
          <table:table-cell office:value-type="float" office:value="4012918" table:style-name="ce62">
            <text:p>4,012,918</text:p>
          </table:table-cell>
          <table:table-cell office:value-type="float" office:value="1961380" table:style-name="ce62">
            <text:p>1,961,380</text:p>
          </table:table-cell>
          <table:table-cell office:value-type="float" office:value="2051538" table:style-name="ce59">
            <text:p>2,051,53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362" table:style-name="ce57">
            <text:p>1,061,362</text:p>
          </table:table-cell>
          <table:table-cell office:value-type="float" office:value="2647164" table:style-name="ce62">
            <text:p>2,647,164</text:p>
          </table:table-cell>
          <table:table-cell office:value-type="float" office:value="1261548" table:style-name="ce62">
            <text:p>1,261,548</text:p>
          </table:table-cell>
          <table:table-cell office:value-type="float" office:value="1385616" table:style-name="ce59">
            <text:p>1,385,61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3478" table:style-name="ce57">
            <text:p>823,478</text:p>
          </table:table-cell>
          <table:table-cell office:value-type="float" office:value="2242685" table:style-name="ce62">
            <text:p>2,242,685</text:p>
          </table:table-cell>
          <table:table-cell office:value-type="float" office:value="1113495" table:style-name="ce62">
            <text:p>1,113,495</text:p>
          </table:table-cell>
          <table:table-cell office:value-type="float" office:value="1129190" table:style-name="ce59">
            <text:p>1,129,19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5019" table:style-name="ce57">
            <text:p>985,019</text:p>
          </table:table-cell>
          <table:table-cell office:value-type="float" office:value="2812507" table:style-name="ce62">
            <text:p>2,812,507</text:p>
          </table:table-cell>
          <table:table-cell office:value-type="float" office:value="1383136" table:style-name="ce62">
            <text:p>1,383,136</text:p>
          </table:table-cell>
          <table:table-cell office:value-type="float" office:value="1429371" table:style-name="ce59">
            <text:p>1,429,37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5895" table:style-name="ce57">
            <text:p>695,895</text:p>
          </table:table-cell>
          <table:table-cell office:value-type="float" office:value="1881494" table:style-name="ce62">
            <text:p>1,881,494</text:p>
          </table:table-cell>
          <table:table-cell office:value-type="float" office:value="937949" table:style-name="ce62">
            <text:p>937,949</text:p>
          </table:table-cell>
          <table:table-cell office:value-type="float" office:value="943545" table:style-name="ce59">
            <text:p>943,545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09752" table:style-name="ce57">
            <text:p>1,109,752</text:p>
          </table:table-cell>
          <table:table-cell office:value-type="float" office:value="2773199" table:style-name="ce61">
            <text:p>2,773,199</text:p>
          </table:table-cell>
          <table:table-cell office:value-type="float" office:value="1370283" table:style-name="ce62">
            <text:p>1,370,283</text:p>
          </table:table-cell>
          <table:table-cell office:value-type="float" office:value="1402916" table:style-name="ce59">
            <text:p>1,402,916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3203" table:style-name="ce57">
            <text:p>2,523,203</text:p>
          </table:table-cell>
          <table:table-cell office:value-type="float" office:value="7070769" table:style-name="ce61">
            <text:p>7,070,769</text:p>
          </table:table-cell>
          <table:table-cell office:value-type="float" office:value="3599068" table:style-name="ce62">
            <text:p>3,599,068</text:p>
          </table:table-cell>
          <table:table-cell office:value-type="float" office:value="3471701" table:style-name="ce59">
            <text:p>3,471,701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705" table:style-name="ce36">
            <text:p>170,705</text:p>
          </table:table-cell>
          <table:table-cell office:value-type="float" office:value="454345" table:style-name="ce37">
            <text:p>454,345</text:p>
          </table:table-cell>
          <table:table-cell office:value-type="float" office:value="229398" table:style-name="ce37">
            <text:p>229,398</text:p>
          </table:table-cell>
          <table:table-cell office:value-type="float" office:value="224947" table:style-name="ce37">
            <text:p>224,94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199872" table:style-name="ce36">
            <text:p>199,872</text:p>
          </table:table-cell>
          <table:table-cell office:value-type="float" office:value="562674" table:style-name="ce37">
            <text:p>562,674</text:p>
          </table:table-cell>
          <table:table-cell office:value-type="float" office:value="287222" table:style-name="ce37">
            <text:p>287,222</text:p>
          </table:table-cell>
          <table:table-cell office:value-type="float" office:value="275452" table:style-name="ce37">
            <text:p>275,45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0991" table:style-name="ce36">
            <text:p>190,991</text:p>
          </table:table-cell>
          <table:table-cell office:value-type="float" office:value="546093" table:style-name="ce37">
            <text:p>546,093</text:p>
          </table:table-cell>
          <table:table-cell office:value-type="float" office:value="281654" table:style-name="ce37">
            <text:p>281,654</text:p>
          </table:table-cell>
          <table:table-cell office:value-type="float" office:value="264439" table:style-name="ce37">
            <text:p>264,43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2507" table:style-name="ce36">
            <text:p>392,507</text:p>
          </table:table-cell>
          <table:table-cell office:value-type="float" office:value="1273130" table:style-name="ce37">
            <text:p>1,273,130</text:p>
          </table:table-cell>
          <table:table-cell office:value-type="float" office:value="647867" table:style-name="ce37">
            <text:p>647,867</text:p>
          </table:table-cell>
          <table:table-cell office:value-type="float" office:value="625263" table:style-name="ce37">
            <text:p>625,26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094" table:style-name="ce36">
            <text:p>179,094</text:p>
          </table:table-cell>
          <table:table-cell office:value-type="float" office:value="494692" table:style-name="ce37">
            <text:p>494,692</text:p>
          </table:table-cell>
          <table:table-cell office:value-type="float" office:value="253070" table:style-name="ce37">
            <text:p>253,070</text:p>
          </table:table-cell>
          <table:table-cell office:value-type="float" office:value="241622" table:style-name="ce37">
            <text:p>241,62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112" table:style-name="ce36">
            <text:p>242,112</text:p>
          </table:table-cell>
          <table:table-cell office:value-type="float" office:value="682066" table:style-name="ce37">
            <text:p>682,066</text:p>
          </table:table-cell>
          <table:table-cell office:value-type="float" office:value="353304" table:style-name="ce37">
            <text:p>353,304</text:p>
          </table:table-cell>
          <table:table-cell office:value-type="float" office:value="328762" table:style-name="ce37">
            <text:p>328,7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727" table:style-name="ce36">
            <text:p>183,727</text:p>
          </table:table-cell>
          <table:table-cell office:value-type="float" office:value="503773" table:style-name="ce37">
            <text:p>503,773</text:p>
          </table:table-cell>
          <table:table-cell office:value-type="float" office:value="261582" table:style-name="ce37">
            <text:p>261,582</text:p>
          </table:table-cell>
          <table:table-cell office:value-type="float" office:value="242191" table:style-name="ce37">
            <text:p>242,1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758" table:style-name="ce36">
            <text:p>289,758</text:p>
          </table:table-cell>
          <table:table-cell office:value-type="float" office:value="820155" table:style-name="ce37">
            <text:p>820,155</text:p>
          </table:table-cell>
          <table:table-cell office:value-type="float" office:value="418451" table:style-name="ce37">
            <text:p>418,451</text:p>
          </table:table-cell>
          <table:table-cell office:value-type="float" office:value="401704" table:style-name="ce37">
            <text:p>401,7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264" table:style-name="ce36">
            <text:p>83,264</text:p>
          </table:table-cell>
          <table:table-cell office:value-type="float" office:value="217166" table:style-name="ce55">
            <text:p>217,166</text:p>
          </table:table-cell>
          <table:table-cell office:value-type="float" office:value="111841" table:style-name="ce37">
            <text:p>111,841</text:p>
          </table:table-cell>
          <table:table-cell office:value-type="float" office:value="105325" table:style-name="ce37">
            <text:p>105,3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663" table:style-name="ce36">
            <text:p>126,663</text:p>
          </table:table-cell>
          <table:table-cell office:value-type="float" office:value="326576" table:style-name="ce37">
            <text:p>326,576</text:p>
          </table:table-cell>
          <table:table-cell office:value-type="float" office:value="165299" table:style-name="ce37">
            <text:p>165,299</text:p>
          </table:table-cell>
          <table:table-cell office:value-type="float" office:value="161277" table:style-name="ce37">
            <text:p>161,2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482" table:style-name="ce36">
            <text:p>41,482</text:p>
          </table:table-cell>
          <table:table-cell office:value-type="float" office:value="105152" table:style-name="ce37">
            <text:p>105,152</text:p>
          </table:table-cell>
          <table:table-cell office:value-type="float" office:value="54272" table:style-name="ce37">
            <text:p>54,272</text:p>
          </table:table-cell>
          <table:table-cell office:value-type="float" office:value="50880" table:style-name="ce37">
            <text:p>50,8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44" table:style-name="ce36">
            <text:p>154,544</text:p>
          </table:table-cell>
          <table:table-cell office:value-type="float" office:value="369132" table:style-name="ce37">
            <text:p>369,132</text:p>
          </table:table-cell>
          <table:table-cell office:value-type="float" office:value="184268" table:style-name="ce37">
            <text:p>184,268</text:p>
          </table:table-cell>
          <table:table-cell office:value-type="float" office:value="184864" table:style-name="ce37">
            <text:p>184,8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7911" table:style-name="ce36">
            <text:p>167,911</text:p>
          </table:table-cell>
          <table:table-cell office:value-type="float" office:value="447952" table:style-name="ce37">
            <text:p>447,952</text:p>
          </table:table-cell>
          <table:table-cell office:value-type="float" office:value="220885" table:style-name="ce37">
            <text:p>220,885</text:p>
          </table:table-cell>
          <table:table-cell office:value-type="float" office:value="227067" table:style-name="ce37">
            <text:p>227,0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573" table:style-name="ce36">
            <text:p>100,573</text:p>
          </table:table-cell>
          <table:table-cell office:value-type="float" office:value="267863" table:style-name="ce37">
            <text:p>267,863</text:p>
          </table:table-cell>
          <table:table-cell office:value-type="float" office:value="129955" table:style-name="ce37">
            <text:p>129,955</text:p>
          </table:table-cell>
          <table:table-cell office:value-type="float" office:value="137908" table:style-name="ce37">
            <text:p>137,90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315" table:style-name="ce57">
            <text:p>44,315</text:p>
          </table:table-cell>
          <table:table-cell office:value-type="float" office:value="153047" table:style-name="ce61">
            <text:p>153,047</text:p>
          </table:table-cell>
          <table:table-cell office:value-type="float" office:value="77368" table:style-name="ce61">
            <text:p>77,368</text:p>
          </table:table-cell>
          <table:table-cell office:value-type="float" office:value="75679" table:style-name="ce61">
            <text:p>75,6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142" table:style-name="ce36">
            <text:p>41,142</text:p>
          </table:table-cell>
          <table:table-cell office:value-type="float" office:value="139987" table:style-name="ce37">
            <text:p>139,987</text:p>
          </table:table-cell>
          <table:table-cell office:value-type="float" office:value="69898" table:style-name="ce37">
            <text:p>69,898</text:p>
          </table:table-cell>
          <table:table-cell office:value-type="float" office:value="70089" table:style-name="ce37">
            <text:p>70,08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73" table:style-name="ce38">
            <text:p>3,173</text:p>
          </table:table-cell>
          <table:table-cell office:value-type="float" office:value="13060" table:style-name="ce39">
            <text:p>13,060</text:p>
          </table:table-cell>
          <table:table-cell office:value-type="float" office:value="7470" table:style-name="ce39">
            <text:p>7,470</text:p>
          </table:table-cell>
          <table:table-cell office:value-type="float" office:value="5590" table:style-name="ce39">
            <text:p>5,590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10月7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1295" table:style-name="ce82">
            <text:p>1,581,295</text:p>
          </table:table-cell>
          <table:table-cell office:value-type="float" office:value="4012918" table:style-name="ce79">
            <text:p>4,012,918</text:p>
          </table:table-cell>
          <table:table-cell office:value-type="float" office:value="1961380" table:style-name="ce79">
            <text:p>1,961,380</text:p>
          </table:table-cell>
          <table:table-cell office:value-type="float" office:value="2051538" table:style-name="ce83">
            <text:p>2,051,5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4905" table:style-name="ce9">
            <text:p>214,905</text:p>
          </table:table-cell>
          <table:table-cell office:value-type="float" office:value="556153" table:style-name="ce11">
            <text:p>556,153</text:p>
          </table:table-cell>
          <table:table-cell office:value-type="float" office:value="270715" table:style-name="ce11">
            <text:p>270,715</text:p>
          </table:table-cell>
          <table:table-cell office:value-type="float" office:value="285438" table:style-name="ce23">
            <text:p>285,4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139" table:style-name="ce9">
            <text:p>153,139</text:p>
          </table:table-cell>
          <table:table-cell office:value-type="float" office:value="386104" table:style-name="ce11">
            <text:p>386,104</text:p>
          </table:table-cell>
          <table:table-cell office:value-type="float" office:value="189554" table:style-name="ce11">
            <text:p>189,554</text:p>
          </table:table-cell>
          <table:table-cell office:value-type="float" office:value="196550" table:style-name="ce23">
            <text:p>196,5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523" table:style-name="ce9">
            <text:p>167,523</text:p>
          </table:table-cell>
          <table:table-cell office:value-type="float" office:value="412812" table:style-name="ce11">
            <text:p>412,812</text:p>
          </table:table-cell>
          <table:table-cell office:value-type="float" office:value="199863" table:style-name="ce11">
            <text:p>199,863</text:p>
          </table:table-cell>
          <table:table-cell office:value-type="float" office:value="212949" table:style-name="ce23">
            <text:p>212,94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07" table:style-name="ce9">
            <text:p>91,307</text:p>
          </table:table-cell>
          <table:table-cell office:value-type="float" office:value="220580" table:style-name="ce11">
            <text:p>220,580</text:p>
          </table:table-cell>
          <table:table-cell office:value-type="float" office:value="104566" table:style-name="ce11">
            <text:p>104,566</text:p>
          </table:table-cell>
          <table:table-cell office:value-type="float" office:value="116014" table:style-name="ce23">
            <text:p>116,0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510" table:style-name="ce9">
            <text:p>157,510</text:p>
          </table:table-cell>
          <table:table-cell office:value-type="float" office:value="419880" table:style-name="ce11">
            <text:p>419,880</text:p>
          </table:table-cell>
          <table:table-cell office:value-type="float" office:value="204544" table:style-name="ce11">
            <text:p>204,544</text:p>
          </table:table-cell>
          <table:table-cell office:value-type="float" office:value="215336" table:style-name="ce23">
            <text:p>215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080" table:style-name="ce9">
            <text:p>129,080</text:p>
          </table:table-cell>
          <table:table-cell office:value-type="float" office:value="303191" table:style-name="ce11">
            <text:p>303,191</text:p>
          </table:table-cell>
          <table:table-cell office:value-type="float" office:value="145469" table:style-name="ce11">
            <text:p>145,469</text:p>
          </table:table-cell>
          <table:table-cell office:value-type="float" office:value="157722" table:style-name="ce23">
            <text:p>157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200" table:style-name="ce9">
            <text:p>67,200</text:p>
          </table:table-cell>
          <table:table-cell office:value-type="float" office:value="184008" table:style-name="ce11">
            <text:p>184,008</text:p>
          </table:table-cell>
          <table:table-cell office:value-type="float" office:value="91702" table:style-name="ce11">
            <text:p>91,702</text:p>
          </table:table-cell>
          <table:table-cell office:value-type="float" office:value="92306" table:style-name="ce23">
            <text:p>92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912" table:style-name="ce9">
            <text:p>30,912</text:p>
          </table:table-cell>
          <table:table-cell office:value-type="float" office:value="86733" table:style-name="ce11">
            <text:p>86,733</text:p>
          </table:table-cell>
          <table:table-cell office:value-type="float" office:value="43491" table:style-name="ce11">
            <text:p>43,491</text:p>
          </table:table-cell>
          <table:table-cell office:value-type="float" office:value="43242" table:style-name="ce23">
            <text:p>43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911" table:style-name="ce9">
            <text:p>43,911</text:p>
          </table:table-cell>
          <table:table-cell office:value-type="float" office:value="116287" table:style-name="ce11">
            <text:p>116,287</text:p>
          </table:table-cell>
          <table:table-cell office:value-type="float" office:value="58141" table:style-name="ce11">
            <text:p>58,141</text:p>
          </table:table-cell>
          <table:table-cell office:value-type="float" office:value="58146" table:style-name="ce23">
            <text:p>58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9784" table:style-name="ce9">
            <text:p>79,784</text:p>
          </table:table-cell>
          <table:table-cell office:value-type="float" office:value="177661" table:style-name="ce11">
            <text:p>177,661</text:p>
          </table:table-cell>
          <table:table-cell office:value-type="float" office:value="85056" table:style-name="ce11">
            <text:p>85,056</text:p>
          </table:table-cell>
          <table:table-cell office:value-type="float" office:value="92605" table:style-name="ce23">
            <text:p>92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460" table:style-name="ce9">
            <text:p>89,460</text:p>
          </table:table-cell>
          <table:table-cell office:value-type="float" office:value="202849" table:style-name="ce11">
            <text:p>202,849</text:p>
          </table:table-cell>
          <table:table-cell office:value-type="float" office:value="98734" table:style-name="ce11">
            <text:p>98,734</text:p>
          </table:table-cell>
          <table:table-cell office:value-type="float" office:value="104115" table:style-name="ce23">
            <text:p>104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8" table:style-name="ce9">
            <text:p>16,158</text:p>
          </table:table-cell>
          <table:table-cell office:value-type="float" office:value="39576" table:style-name="ce11">
            <text:p>39,576</text:p>
          </table:table-cell>
          <table:table-cell office:value-type="float" office:value="19986" table:style-name="ce11">
            <text:p>19,986</text:p>
          </table:table-cell>
          <table:table-cell office:value-type="float" office:value="19590" table:style-name="ce23">
            <text:p>19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068" table:style-name="ce9">
            <text:p>88,068</text:p>
          </table:table-cell>
          <table:table-cell office:value-type="float" office:value="237359" table:style-name="ce11">
            <text:p>237,359</text:p>
          </table:table-cell>
          <table:table-cell office:value-type="float" office:value="116783" table:style-name="ce11">
            <text:p>116,783</text:p>
          </table:table-cell>
          <table:table-cell office:value-type="float" office:value="120576" table:style-name="ce23">
            <text:p>120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405" table:style-name="ce9">
            <text:p>72,405</text:p>
          </table:table-cell>
          <table:table-cell office:value-type="float" office:value="201840" table:style-name="ce11">
            <text:p>201,840</text:p>
          </table:table-cell>
          <table:table-cell office:value-type="float" office:value="98976" table:style-name="ce11">
            <text:p>98,976</text:p>
          </table:table-cell>
          <table:table-cell office:value-type="float" office:value="102864" table:style-name="ce23">
            <text:p>102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454" table:style-name="ce9">
            <text:p>33,454</text:p>
          </table:table-cell>
          <table:table-cell office:value-type="float" office:value="87661" table:style-name="ce11">
            <text:p>87,661</text:p>
          </table:table-cell>
          <table:table-cell office:value-type="float" office:value="44129" table:style-name="ce11">
            <text:p>44,129</text:p>
          </table:table-cell>
          <table:table-cell office:value-type="float" office:value="43532" table:style-name="ce23">
            <text:p>43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13" table:style-name="ce9">
            <text:p>28,813</text:p>
          </table:table-cell>
          <table:table-cell office:value-type="float" office:value="78779" table:style-name="ce11">
            <text:p>78,779</text:p>
          </table:table-cell>
          <table:table-cell office:value-type="float" office:value="38918" table:style-name="ce11">
            <text:p>38,918</text:p>
          </table:table-cell>
          <table:table-cell office:value-type="float" office:value="39861" table:style-name="ce23">
            <text:p>39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5986" table:style-name="ce9">
            <text:p>45,986</text:p>
          </table:table-cell>
          <table:table-cell office:value-type="float" office:value="114308" table:style-name="ce11">
            <text:p>114,308</text:p>
          </table:table-cell>
          <table:table-cell office:value-type="float" office:value="55523" table:style-name="ce11">
            <text:p>55,523</text:p>
          </table:table-cell>
          <table:table-cell office:value-type="float" office:value="58785" table:style-name="ce23">
            <text:p>58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13" table:style-name="ce9">
            <text:p>9,713</text:p>
          </table:table-cell>
          <table:table-cell office:value-type="float" office:value="23712" table:style-name="ce11">
            <text:p>23,712</text:p>
          </table:table-cell>
          <table:table-cell office:value-type="float" office:value="11844" table:style-name="ce11">
            <text:p>11,844</text:p>
          </table:table-cell>
          <table:table-cell office:value-type="float" office:value="11868" table:style-name="ce23">
            <text:p>11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6" table:style-name="ce9">
            <text:p>3,416</text:p>
          </table:table-cell>
          <table:table-cell office:value-type="float" office:value="7621" table:style-name="ce11">
            <text:p>7,621</text:p>
          </table:table-cell>
          <table:table-cell office:value-type="float" office:value="4152" table:style-name="ce11">
            <text:p>4,152</text:p>
          </table:table-cell>
          <table:table-cell office:value-type="float" office:value="3469" table:style-name="ce23">
            <text:p>3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37" table:style-name="ce9">
            <text:p>2,537</text:p>
          </table:table-cell>
          <table:table-cell office:value-type="float" office:value="6665" table:style-name="ce11">
            <text:p>6,665</text:p>
          </table:table-cell>
          <table:table-cell office:value-type="float" office:value="3635" table:style-name="ce11">
            <text:p>3,635</text:p>
          </table:table-cell>
          <table:table-cell office:value-type="float" office:value="3030" table:style-name="ce23">
            <text:p>3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54" table:style-name="ce9">
            <text:p>9,554</text:p>
          </table:table-cell>
          <table:table-cell office:value-type="float" office:value="22786" table:style-name="ce11">
            <text:p>22,786</text:p>
          </table:table-cell>
          <table:table-cell office:value-type="float" office:value="11715" table:style-name="ce11">
            <text:p>11,715</text:p>
          </table:table-cell>
          <table:table-cell office:value-type="float" office:value="11071" table:style-name="ce23">
            <text:p>11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5" table:style-name="ce9">
            <text:p>4,305</text:p>
          </table:table-cell>
          <table:table-cell office:value-type="float" office:value="11904" table:style-name="ce11">
            <text:p>11,904</text:p>
          </table:table-cell>
          <table:table-cell office:value-type="float" office:value="6184" table:style-name="ce11">
            <text:p>6,184</text:p>
          </table:table-cell>
          <table:table-cell office:value-type="float" office:value="5720" table:style-name="ce23">
            <text:p>5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164" table:style-name="ce9">
            <text:p>15,164</text:p>
          </table:table-cell>
          <table:table-cell office:value-type="float" office:value="39287" table:style-name="ce11">
            <text:p>39,287</text:p>
          </table:table-cell>
          <table:table-cell office:value-type="float" office:value="19592" table:style-name="ce11">
            <text:p>19,592</text:p>
          </table:table-cell>
          <table:table-cell office:value-type="float" office:value="19695" table:style-name="ce23">
            <text:p>19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83" table:style-name="ce9">
            <text:p>2,283</text:p>
          </table:table-cell>
          <table:table-cell office:value-type="float" office:value="4581" table:style-name="ce11">
            <text:p>4,581</text:p>
          </table:table-cell>
          <table:table-cell office:value-type="float" office:value="2549" table:style-name="ce11">
            <text:p>2,549</text:p>
          </table:table-cell>
          <table:table-cell office:value-type="float" office:value="2032" table:style-name="ce23">
            <text:p>2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87" table:style-name="ce9">
            <text:p>3,787</text:p>
          </table:table-cell>
          <table:table-cell office:value-type="float" office:value="8711" table:style-name="ce11">
            <text:p>8,711</text:p>
          </table:table-cell>
          <table:table-cell office:value-type="float" office:value="4715" table:style-name="ce11">
            <text:p>4,715</text:p>
          </table:table-cell>
          <table:table-cell office:value-type="float" office:value="3996" table:style-name="ce23">
            <text:p>3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9" table:style-name="ce9">
            <text:p>4,359</text:p>
          </table:table-cell>
          <table:table-cell office:value-type="float" office:value="12075" table:style-name="ce11">
            <text:p>12,075</text:p>
          </table:table-cell>
          <table:table-cell office:value-type="float" office:value="6164" table:style-name="ce11">
            <text:p>6,164</text:p>
          </table:table-cell>
          <table:table-cell office:value-type="float" office:value="5911" table:style-name="ce23">
            <text:p>5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36" table:style-name="ce9">
            <text:p>7,136</text:p>
          </table:table-cell>
          <table:table-cell office:value-type="float" office:value="21429" table:style-name="ce11">
            <text:p>21,429</text:p>
          </table:table-cell>
          <table:table-cell office:value-type="float" office:value="10549" table:style-name="ce11">
            <text:p>10,549</text:p>
          </table:table-cell>
          <table:table-cell office:value-type="float" office:value="10880" table:style-name="ce23">
            <text:p>10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9" table:style-name="ce9">
            <text:p>7,519</text:p>
          </table:table-cell>
          <table:table-cell office:value-type="float" office:value="21945" table:style-name="ce11">
            <text:p>21,945</text:p>
          </table:table-cell>
          <table:table-cell office:value-type="float" office:value="11001" table:style-name="ce11">
            <text:p>11,001</text:p>
          </table:table-cell>
          <table:table-cell office:value-type="float" office:value="10944" table:style-name="ce23">
            <text:p>10,94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7" table:style-name="ce16">
            <text:p>1,907</text:p>
          </table:table-cell>
          <table:table-cell office:value-type="float" office:value="6421" table:style-name="ce18">
            <text:p>6,421</text:p>
          </table:table-cell>
          <table:table-cell office:value-type="float" office:value="3130" table:style-name="ce18">
            <text:p>3,130</text:p>
          </table:table-cell>
          <table:table-cell office:value-type="float" office:value="3291" table:style-name="ce19">
            <text:p>3,291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3478" table:style-name="ce71">
            <text:p>823,478</text:p>
          </table:table-cell>
          <table:table-cell office:value-type="float" office:value="2242685" table:style-name="ce79">
            <text:p>2,242,685</text:p>
          </table:table-cell>
          <table:table-cell office:value-type="float" office:value="1113495" table:style-name="ce79">
            <text:p>1,113,495</text:p>
          </table:table-cell>
          <table:table-cell office:value-type="float" office:value="1129190" table:style-name="ce83">
            <text:p>1,129,19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2700" table:style-name="ce52">
            <text:p>172,700</text:p>
          </table:table-cell>
          <table:table-cell office:value-type="float" office:value="451394" table:style-name="ce11">
            <text:p>451,394</text:p>
          </table:table-cell>
          <table:table-cell office:value-type="float" office:value="218704" table:style-name="ce11">
            <text:p>218,704</text:p>
          </table:table-cell>
          <table:table-cell office:value-type="float" office:value="232690" table:style-name="ce23">
            <text:p>232,69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6353" table:style-name="ce52">
            <text:p>156,353</text:p>
          </table:table-cell>
          <table:table-cell office:value-type="float" office:value="416153" table:style-name="ce11">
            <text:p>416,153</text:p>
          </table:table-cell>
          <table:table-cell office:value-type="float" office:value="204431" table:style-name="ce11">
            <text:p>204,431</text:p>
          </table:table-cell>
          <table:table-cell office:value-type="float" office:value="211722" table:style-name="ce23">
            <text:p>211,72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409" table:style-name="ce52">
            <text:p>33,409</text:p>
          </table:table-cell>
          <table:table-cell office:value-type="float" office:value="95379" table:style-name="ce11">
            <text:p>95,379</text:p>
          </table:table-cell>
          <table:table-cell office:value-type="float" office:value="48449" table:style-name="ce11">
            <text:p>48,449</text:p>
          </table:table-cell>
          <table:table-cell office:value-type="float" office:value="46930" table:style-name="ce23">
            <text:p>46,93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0866" table:style-name="ce52">
            <text:p>60,866</text:p>
          </table:table-cell>
          <table:table-cell office:value-type="float" office:value="172550" table:style-name="ce11">
            <text:p>172,550</text:p>
          </table:table-cell>
          <table:table-cell office:value-type="float" office:value="86753" table:style-name="ce11">
            <text:p>86,753</text:p>
          </table:table-cell>
          <table:table-cell office:value-type="float" office:value="85797" table:style-name="ce23">
            <text:p>85,79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296" table:style-name="ce52">
            <text:p>60,296</text:p>
          </table:table-cell>
          <table:table-cell office:value-type="float" office:value="166111" table:style-name="ce11">
            <text:p>166,111</text:p>
          </table:table-cell>
          <table:table-cell office:value-type="float" office:value="82354" table:style-name="ce11">
            <text:p>82,354</text:p>
          </table:table-cell>
          <table:table-cell office:value-type="float" office:value="83757" table:style-name="ce23">
            <text:p>83,75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734" table:style-name="ce52">
            <text:p>34,734</text:p>
          </table:table-cell>
          <table:table-cell office:value-type="float" office:value="92564" table:style-name="ce11">
            <text:p>92,564</text:p>
          </table:table-cell>
          <table:table-cell office:value-type="float" office:value="47136" table:style-name="ce11">
            <text:p>47,136</text:p>
          </table:table-cell>
          <table:table-cell office:value-type="float" office:value="45428" table:style-name="ce23">
            <text:p>45,42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842" table:style-name="ce52">
            <text:p>63,842</text:p>
          </table:table-cell>
          <table:table-cell office:value-type="float" office:value="162474" table:style-name="ce11">
            <text:p>162,474</text:p>
          </table:table-cell>
          <table:table-cell office:value-type="float" office:value="80681" table:style-name="ce11">
            <text:p>80,681</text:p>
          </table:table-cell>
          <table:table-cell office:value-type="float" office:value="81793" table:style-name="ce23">
            <text:p>81,7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3980" table:style-name="ce52">
            <text:p>73,980</text:p>
          </table:table-cell>
          <table:table-cell office:value-type="float" office:value="205116" table:style-name="ce11">
            <text:p>205,116</text:p>
          </table:table-cell>
          <table:table-cell office:value-type="float" office:value="102279" table:style-name="ce11">
            <text:p>102,279</text:p>
          </table:table-cell>
          <table:table-cell office:value-type="float" office:value="102837" table:style-name="ce23">
            <text:p>102,83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177" table:style-name="ce52">
            <text:p>43,177</text:p>
          </table:table-cell>
          <table:table-cell office:value-type="float" office:value="123853" table:style-name="ce11">
            <text:p>123,853</text:p>
          </table:table-cell>
          <table:table-cell office:value-type="float" office:value="61867" table:style-name="ce11">
            <text:p>61,867</text:p>
          </table:table-cell>
          <table:table-cell office:value-type="float" office:value="61986" table:style-name="ce23">
            <text:p>61,98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586" table:style-name="ce52">
            <text:p>79,586</text:p>
          </table:table-cell>
          <table:table-cell office:value-type="float" office:value="227937" table:style-name="ce11">
            <text:p>227,937</text:p>
          </table:table-cell>
          <table:table-cell office:value-type="float" office:value="113025" table:style-name="ce11">
            <text:p>113,025</text:p>
          </table:table-cell>
          <table:table-cell office:value-type="float" office:value="114912" table:style-name="ce23">
            <text:p>114,91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852" table:style-name="ce52">
            <text:p>16,852</text:p>
          </table:table-cell>
          <table:table-cell office:value-type="float" office:value="49242" table:style-name="ce11">
            <text:p>49,242</text:p>
          </table:table-cell>
          <table:table-cell office:value-type="float" office:value="26175" table:style-name="ce11">
            <text:p>26,175</text:p>
          </table:table-cell>
          <table:table-cell office:value-type="float" office:value="23067" table:style-name="ce23">
            <text:p>23,06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832" table:style-name="ce52">
            <text:p>23,832</text:p>
          </table:table-cell>
          <table:table-cell office:value-type="float" office:value="67757" table:style-name="ce11">
            <text:p>67,757</text:p>
          </table:table-cell>
          <table:table-cell office:value-type="float" office:value="35070" table:style-name="ce11">
            <text:p>35,070</text:p>
          </table:table-cell>
          <table:table-cell office:value-type="float" office:value="32687" table:style-name="ce23">
            <text:p>32,687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1" table:style-name="ce53">
            <text:p>3,851</text:p>
          </table:table-cell>
          <table:table-cell office:value-type="float" office:value="12155" table:style-name="ce18">
            <text:p>12,155</text:p>
          </table:table-cell>
          <table:table-cell office:value-type="float" office:value="6571" table:style-name="ce18">
            <text:p>6,571</text:p>
          </table:table-cell>
          <table:table-cell office:value-type="float" office:value="5584" table:style-name="ce19">
            <text:p>5,58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362" table:style-name="ce71">
            <text:p>1,061,362</text:p>
          </table:table-cell>
          <table:table-cell office:value-type="float" office:value="2647164" table:style-name="ce79">
            <text:p>2,647,164</text:p>
          </table:table-cell>
          <table:table-cell office:value-type="float" office:value="1261548" table:style-name="ce79">
            <text:p>1,261,548</text:p>
          </table:table-cell>
          <table:table-cell office:value-type="float" office:value="1385616" table:style-name="ce73">
            <text:p>1,385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38" table:style-name="ce52">
            <text:p>81,338</text:p>
          </table:table-cell>
          <table:table-cell office:value-type="float" office:value="204050" table:style-name="ce11">
            <text:p>204,050</text:p>
          </table:table-cell>
          <table:table-cell office:value-type="float" office:value="95502" table:style-name="ce11">
            <text:p>95,502</text:p>
          </table:table-cell>
          <table:table-cell office:value-type="float" office:value="108548" table:style-name="ce10">
            <text:p>108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74" table:style-name="ce52">
            <text:p>89,574</text:p>
          </table:table-cell>
          <table:table-cell office:value-type="float" office:value="220537" table:style-name="ce11">
            <text:p>220,537</text:p>
          </table:table-cell>
          <table:table-cell office:value-type="float" office:value="104925" table:style-name="ce11">
            <text:p>104,925</text:p>
          </table:table-cell>
          <table:table-cell office:value-type="float" office:value="115612" table:style-name="ce10">
            <text:p>115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757" table:style-name="ce52">
            <text:p>121,757</text:p>
          </table:table-cell>
          <table:table-cell office:value-type="float" office:value="307539" table:style-name="ce11">
            <text:p>307,539</text:p>
          </table:table-cell>
          <table:table-cell office:value-type="float" office:value="143171" table:style-name="ce11">
            <text:p>143,171</text:p>
          </table:table-cell>
          <table:table-cell office:value-type="float" office:value="164368" table:style-name="ce10">
            <text:p>164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855" table:style-name="ce52">
            <text:p>100,855</text:p>
          </table:table-cell>
          <table:table-cell office:value-type="float" office:value="227698" table:style-name="ce11">
            <text:p>227,698</text:p>
          </table:table-cell>
          <table:table-cell office:value-type="float" office:value="105667" table:style-name="ce11">
            <text:p>105,667</text:p>
          </table:table-cell>
          <table:table-cell office:value-type="float" office:value="122031" table:style-name="ce10">
            <text:p>122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02" table:style-name="ce52">
            <text:p>65,702</text:p>
          </table:table-cell>
          <table:table-cell office:value-type="float" office:value="157780" table:style-name="ce11">
            <text:p>157,780</text:p>
          </table:table-cell>
          <table:table-cell office:value-type="float" office:value="75158" table:style-name="ce11">
            <text:p>75,158</text:p>
          </table:table-cell>
          <table:table-cell office:value-type="float" office:value="82622" table:style-name="ce10">
            <text:p>82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22" table:style-name="ce52">
            <text:p>51,922</text:p>
          </table:table-cell>
          <table:table-cell office:value-type="float" office:value="126187" table:style-name="ce11">
            <text:p>126,187</text:p>
          </table:table-cell>
          <table:table-cell office:value-type="float" office:value="61323" table:style-name="ce11">
            <text:p>61,323</text:p>
          </table:table-cell>
          <table:table-cell office:value-type="float" office:value="64864" table:style-name="ce10">
            <text:p>64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80" table:style-name="ce52">
            <text:p>79,380</text:p>
          </table:table-cell>
          <table:table-cell office:value-type="float" office:value="187494" table:style-name="ce11">
            <text:p>187,494</text:p>
          </table:table-cell>
          <table:table-cell office:value-type="float" office:value="91851" table:style-name="ce11">
            <text:p>91,851</text:p>
          </table:table-cell>
          <table:table-cell office:value-type="float" office:value="95643" table:style-name="ce10">
            <text:p>95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61" table:style-name="ce52">
            <text:p>107,361</text:p>
          </table:table-cell>
          <table:table-cell office:value-type="float" office:value="272077" table:style-name="ce11">
            <text:p>272,077</text:p>
          </table:table-cell>
          <table:table-cell office:value-type="float" office:value="130218" table:style-name="ce11">
            <text:p>130,218</text:p>
          </table:table-cell>
          <table:table-cell office:value-type="float" office:value="141859" table:style-name="ce10">
            <text:p>141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41" table:style-name="ce52">
            <text:p>47,641</text:p>
          </table:table-cell>
          <table:table-cell office:value-type="float" office:value="120448" table:style-name="ce11">
            <text:p>120,448</text:p>
          </table:table-cell>
          <table:table-cell office:value-type="float" office:value="58843" table:style-name="ce11">
            <text:p>58,843</text:p>
          </table:table-cell>
          <table:table-cell office:value-type="float" office:value="61605" table:style-name="ce10">
            <text:p>61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641" table:style-name="ce52">
            <text:p>109,641</text:p>
          </table:table-cell>
          <table:table-cell office:value-type="float" office:value="286061" table:style-name="ce11">
            <text:p>286,061</text:p>
          </table:table-cell>
          <table:table-cell office:value-type="float" office:value="136331" table:style-name="ce11">
            <text:p>136,331</text:p>
          </table:table-cell>
          <table:table-cell office:value-type="float" office:value="149730" table:style-name="ce10">
            <text:p>149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224" table:style-name="ce52">
            <text:p>108,224</text:p>
          </table:table-cell>
          <table:table-cell office:value-type="float" office:value="283855" table:style-name="ce11">
            <text:p>283,855</text:p>
          </table:table-cell>
          <table:table-cell office:value-type="float" office:value="136796" table:style-name="ce11">
            <text:p>136,796</text:p>
          </table:table-cell>
          <table:table-cell office:value-type="float" office:value="147059" table:style-name="ce10">
            <text:p>147,05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67" table:style-name="ce53">
            <text:p>97,967</text:p>
          </table:table-cell>
          <table:table-cell office:value-type="float" office:value="253438" table:style-name="ce18">
            <text:p>253,438</text:p>
          </table:table-cell>
          <table:table-cell office:value-type="float" office:value="121763" table:style-name="ce18">
            <text:p>121,763</text:p>
          </table:table-cell>
          <table:table-cell office:value-type="float" office:value="131675" table:style-name="ce17">
            <text:p>131,67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09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5019" table:style-name="ce71">
            <text:p>985,019</text:p>
          </table:table-cell>
          <table:table-cell office:value-type="float" office:value="2812507" table:style-name="ce79">
            <text:p>2,812,507</text:p>
          </table:table-cell>
          <table:table-cell office:value-type="float" office:value="1383136" table:style-name="ce79">
            <text:p>1,383,136</text:p>
          </table:table-cell>
          <table:table-cell office:value-type="float" office:value="1429371" table:style-name="ce73">
            <text:p>1,429,37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47" table:style-name="ce52">
            <text:p>7,947</text:p>
          </table:table-cell>
          <table:table-cell office:value-type="float" office:value="18334" table:style-name="ce11">
            <text:p>18,334</text:p>
          </table:table-cell>
          <table:table-cell office:value-type="float" office:value="9066" table:style-name="ce11">
            <text:p>9,066</text:p>
          </table:table-cell>
          <table:table-cell office:value-type="float" office:value="9268" table:style-name="ce10">
            <text:p>9,26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10" table:style-name="ce52">
            <text:p>28,510</text:p>
          </table:table-cell>
          <table:table-cell office:value-type="float" office:value="76025" table:style-name="ce11">
            <text:p>76,025</text:p>
          </table:table-cell>
          <table:table-cell office:value-type="float" office:value="37712" table:style-name="ce11">
            <text:p>37,712</text:p>
          </table:table-cell>
          <table:table-cell office:value-type="float" office:value="38313" table:style-name="ce10">
            <text:p>38,31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596" table:style-name="ce52">
            <text:p>49,596</text:p>
          </table:table-cell>
          <table:table-cell office:value-type="float" office:value="126551" table:style-name="ce11">
            <text:p>126,551</text:p>
          </table:table-cell>
          <table:table-cell office:value-type="float" office:value="60567" table:style-name="ce11">
            <text:p>60,567</text:p>
          </table:table-cell>
          <table:table-cell office:value-type="float" office:value="65984" table:style-name="ce10">
            <text:p>65,98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64" table:style-name="ce52">
            <text:p>46,064</text:p>
          </table:table-cell>
          <table:table-cell office:value-type="float" office:value="115295" table:style-name="ce11">
            <text:p>115,295</text:p>
          </table:table-cell>
          <table:table-cell office:value-type="float" office:value="54635" table:style-name="ce11">
            <text:p>54,635</text:p>
          </table:table-cell>
          <table:table-cell office:value-type="float" office:value="60660" table:style-name="ce10">
            <text:p>60,66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14" table:style-name="ce52">
            <text:p>60,214</text:p>
          </table:table-cell>
          <table:table-cell office:value-type="float" office:value="147440" table:style-name="ce11">
            <text:p>147,440</text:p>
          </table:table-cell>
          <table:table-cell office:value-type="float" office:value="70307" table:style-name="ce11">
            <text:p>70,307</text:p>
          </table:table-cell>
          <table:table-cell office:value-type="float" office:value="77133" table:style-name="ce10">
            <text:p>77,13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260" table:style-name="ce52">
            <text:p>88,260</text:p>
          </table:table-cell>
          <table:table-cell office:value-type="float" office:value="230006" table:style-name="ce11">
            <text:p>230,006</text:p>
          </table:table-cell>
          <table:table-cell office:value-type="float" office:value="110210" table:style-name="ce11">
            <text:p>110,210</text:p>
          </table:table-cell>
          <table:table-cell office:value-type="float" office:value="119796" table:style-name="ce10">
            <text:p>119,79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619" table:style-name="ce52">
            <text:p>64,619</text:p>
          </table:table-cell>
          <table:table-cell office:value-type="float" office:value="172648" table:style-name="ce11">
            <text:p>172,648</text:p>
          </table:table-cell>
          <table:table-cell office:value-type="float" office:value="82509" table:style-name="ce11">
            <text:p>82,509</text:p>
          </table:table-cell>
          <table:table-cell office:value-type="float" office:value="90139" table:style-name="ce10">
            <text:p>90,13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4449" table:style-name="ce52">
            <text:p>104,449</text:p>
          </table:table-cell>
          <table:table-cell office:value-type="float" office:value="282804" table:style-name="ce11">
            <text:p>282,804</text:p>
          </table:table-cell>
          <table:table-cell office:value-type="float" office:value="135136" table:style-name="ce11">
            <text:p>135,136</text:p>
          </table:table-cell>
          <table:table-cell office:value-type="float" office:value="147668" table:style-name="ce10">
            <text:p>147,66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684" table:style-name="ce52">
            <text:p>54,684</text:p>
          </table:table-cell>
          <table:table-cell office:value-type="float" office:value="166880" table:style-name="ce11">
            <text:p>166,880</text:p>
          </table:table-cell>
          <table:table-cell office:value-type="float" office:value="82281" table:style-name="ce11">
            <text:p>82,281</text:p>
          </table:table-cell>
          <table:table-cell office:value-type="float" office:value="84599" table:style-name="ce10">
            <text:p>84,5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35" table:style-name="ce52">
            <text:p>17,435</text:p>
          </table:table-cell>
          <table:table-cell office:value-type="float" office:value="49850" table:style-name="ce11">
            <text:p>49,850</text:p>
          </table:table-cell>
          <table:table-cell office:value-type="float" office:value="25557" table:style-name="ce11">
            <text:p>25,557</text:p>
          </table:table-cell>
          <table:table-cell office:value-type="float" office:value="24293" table:style-name="ce10">
            <text:p>24,2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480" table:style-name="ce52">
            <text:p>23,480</text:p>
          </table:table-cell>
          <table:table-cell office:value-type="float" office:value="76923" table:style-name="ce11">
            <text:p>76,923</text:p>
          </table:table-cell>
          <table:table-cell office:value-type="float" office:value="38574" table:style-name="ce11">
            <text:p>38,574</text:p>
          </table:table-cell>
          <table:table-cell office:value-type="float" office:value="38349" table:style-name="ce10">
            <text:p>38,34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490" table:style-name="ce52">
            <text:p>28,490</text:p>
          </table:table-cell>
          <table:table-cell office:value-type="float" office:value="87469" table:style-name="ce11">
            <text:p>87,469</text:p>
          </table:table-cell>
          <table:table-cell office:value-type="float" office:value="44758" table:style-name="ce11">
            <text:p>44,758</text:p>
          </table:table-cell>
          <table:table-cell office:value-type="float" office:value="42711" table:style-name="ce10">
            <text:p>42,7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610" table:style-name="ce52">
            <text:p>30,610</text:p>
          </table:table-cell>
          <table:table-cell office:value-type="float" office:value="94629" table:style-name="ce11">
            <text:p>94,629</text:p>
          </table:table-cell>
          <table:table-cell office:value-type="float" office:value="47678" table:style-name="ce11">
            <text:p>47,678</text:p>
          </table:table-cell>
          <table:table-cell office:value-type="float" office:value="46951" table:style-name="ce10">
            <text:p>46,9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582" table:style-name="ce52">
            <text:p>18,582</text:p>
          </table:table-cell>
          <table:table-cell office:value-type="float" office:value="58860" table:style-name="ce11">
            <text:p>58,860</text:p>
          </table:table-cell>
          <table:table-cell office:value-type="float" office:value="29494" table:style-name="ce11">
            <text:p>29,494</text:p>
          </table:table-cell>
          <table:table-cell office:value-type="float" office:value="29366" table:style-name="ce10">
            <text:p>29,3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20" table:style-name="ce52">
            <text:p>16,620</text:p>
          </table:table-cell>
          <table:table-cell office:value-type="float" office:value="54666" table:style-name="ce11">
            <text:p>54,666</text:p>
          </table:table-cell>
          <table:table-cell office:value-type="float" office:value="27700" table:style-name="ce11">
            <text:p>27,700</text:p>
          </table:table-cell>
          <table:table-cell office:value-type="float" office:value="26966" table:style-name="ce10">
            <text:p>26,9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962" table:style-name="ce52">
            <text:p>19,962</text:p>
          </table:table-cell>
          <table:table-cell office:value-type="float" office:value="65635" table:style-name="ce11">
            <text:p>65,635</text:p>
          </table:table-cell>
          <table:table-cell office:value-type="float" office:value="33437" table:style-name="ce11">
            <text:p>33,437</text:p>
          </table:table-cell>
          <table:table-cell office:value-type="float" office:value="32198" table:style-name="ce10">
            <text:p>32,1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33" table:style-name="ce52">
            <text:p>37,133</text:p>
          </table:table-cell>
          <table:table-cell office:value-type="float" office:value="109352" table:style-name="ce11">
            <text:p>109,352</text:p>
          </table:table-cell>
          <table:table-cell office:value-type="float" office:value="53977" table:style-name="ce11">
            <text:p>53,977</text:p>
          </table:table-cell>
          <table:table-cell office:value-type="float" office:value="55375" table:style-name="ce10">
            <text:p>55,3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49" table:style-name="ce52">
            <text:p>30,249</text:p>
          </table:table-cell>
          <table:table-cell office:value-type="float" office:value="95694" table:style-name="ce11">
            <text:p>95,694</text:p>
          </table:table-cell>
          <table:table-cell office:value-type="float" office:value="47622" table:style-name="ce11">
            <text:p>47,622</text:p>
          </table:table-cell>
          <table:table-cell office:value-type="float" office:value="48072" table:style-name="ce10">
            <text:p>48,0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34" table:style-name="ce52">
            <text:p>7,634</text:p>
          </table:table-cell>
          <table:table-cell office:value-type="float" office:value="24326" table:style-name="ce11">
            <text:p>24,326</text:p>
          </table:table-cell>
          <table:table-cell office:value-type="float" office:value="12615" table:style-name="ce11">
            <text:p>12,615</text:p>
          </table:table-cell>
          <table:table-cell office:value-type="float" office:value="11711" table:style-name="ce10">
            <text:p>11,7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13" table:style-name="ce52">
            <text:p>4,913</text:p>
          </table:table-cell>
          <table:table-cell office:value-type="float" office:value="14793" table:style-name="ce11">
            <text:p>14,793</text:p>
          </table:table-cell>
          <table:table-cell office:value-type="float" office:value="7656" table:style-name="ce11">
            <text:p>7,656</text:p>
          </table:table-cell>
          <table:table-cell office:value-type="float" office:value="7137" table:style-name="ce10">
            <text:p>7,1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10" table:style-name="ce52">
            <text:p>9,910</text:p>
          </table:table-cell>
          <table:table-cell office:value-type="float" office:value="32261" table:style-name="ce11">
            <text:p>32,261</text:p>
          </table:table-cell>
          <table:table-cell office:value-type="float" office:value="16453" table:style-name="ce11">
            <text:p>16,453</text:p>
          </table:table-cell>
          <table:table-cell office:value-type="float" office:value="15808" table:style-name="ce10">
            <text:p>15,8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76" table:style-name="ce52">
            <text:p>5,576</text:p>
          </table:table-cell>
          <table:table-cell office:value-type="float" office:value="19110" table:style-name="ce11">
            <text:p>19,110</text:p>
          </table:table-cell>
          <table:table-cell office:value-type="float" office:value="10105" table:style-name="ce11">
            <text:p>10,105</text:p>
          </table:table-cell>
          <table:table-cell office:value-type="float" office:value="9005" table:style-name="ce10">
            <text:p>9,0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527" table:style-name="ce52">
            <text:p>25,527</text:p>
          </table:table-cell>
          <table:table-cell office:value-type="float" office:value="75500" table:style-name="ce11">
            <text:p>75,500</text:p>
          </table:table-cell>
          <table:table-cell office:value-type="float" office:value="37774" table:style-name="ce11">
            <text:p>37,774</text:p>
          </table:table-cell>
          <table:table-cell office:value-type="float" office:value="37726" table:style-name="ce10">
            <text:p>37,72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7991" table:style-name="ce52">
            <text:p>17,991</text:p>
          </table:table-cell>
          <table:table-cell office:value-type="float" office:value="57192" table:style-name="ce11">
            <text:p>57,192</text:p>
          </table:table-cell>
          <table:table-cell office:value-type="float" office:value="29192" table:style-name="ce11">
            <text:p>29,192</text:p>
          </table:table-cell>
          <table:table-cell office:value-type="float" office:value="28000" table:style-name="ce10">
            <text:p>28,0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714" table:style-name="ce52">
            <text:p>23,714</text:p>
          </table:table-cell>
          <table:table-cell office:value-type="float" office:value="77901" table:style-name="ce11">
            <text:p>77,901</text:p>
          </table:table-cell>
          <table:table-cell office:value-type="float" office:value="39232" table:style-name="ce11">
            <text:p>39,232</text:p>
          </table:table-cell>
          <table:table-cell office:value-type="float" office:value="38669" table:style-name="ce10">
            <text:p>38,66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599" table:style-name="ce52">
            <text:p>20,599</text:p>
          </table:table-cell>
          <table:table-cell office:value-type="float" office:value="65363" table:style-name="ce11">
            <text:p>65,363</text:p>
          </table:table-cell>
          <table:table-cell office:value-type="float" office:value="33127" table:style-name="ce11">
            <text:p>33,127</text:p>
          </table:table-cell>
          <table:table-cell office:value-type="float" office:value="32236" table:style-name="ce10">
            <text:p>32,2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433" table:style-name="ce52">
            <text:p>66,433</text:p>
          </table:table-cell>
          <table:table-cell office:value-type="float" office:value="193366" table:style-name="ce11">
            <text:p>193,366</text:p>
          </table:table-cell>
          <table:table-cell office:value-type="float" office:value="95670" table:style-name="ce11">
            <text:p>95,670</text:p>
          </table:table-cell>
          <table:table-cell office:value-type="float" office:value="97696" table:style-name="ce10">
            <text:p>97,6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227" table:style-name="ce52">
            <text:p>71,227</text:p>
          </table:table-cell>
          <table:table-cell office:value-type="float" office:value="212713" table:style-name="ce11">
            <text:p>212,713</text:p>
          </table:table-cell>
          <table:table-cell office:value-type="float" office:value="104215" table:style-name="ce11">
            <text:p>104,215</text:p>
          </table:table-cell>
          <table:table-cell office:value-type="float" office:value="108498" table:style-name="ce10">
            <text:p>108,4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1" table:style-name="ce53">
            <text:p>4,591</text:p>
          </table:table-cell>
          <table:table-cell office:value-type="float" office:value="10921" table:style-name="ce18">
            <text:p>10,921</text:p>
          </table:table-cell>
          <table:table-cell office:value-type="float" office:value="5877" table:style-name="ce18">
            <text:p>5,877</text:p>
          </table:table-cell>
          <table:table-cell office:value-type="float" office:value="5044" table:style-name="ce17">
            <text:p>5,044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09752" table:style-name="ce75">
            <text:p>1,109,752</text:p>
          </table:table-cell>
          <table:table-cell office:value-type="float" office:value="2773199" table:style-name="ce79">
            <text:p>2,773,199</text:p>
          </table:table-cell>
          <table:table-cell office:value-type="float" office:value="1370283" table:style-name="ce80">
            <text:p>1,370,283</text:p>
          </table:table-cell>
          <table:table-cell office:value-type="float" office:value="1402916" table:style-name="ce72">
            <text:p>1,402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36" table:style-name="ce9">
            <text:p>10,936</text:p>
          </table:table-cell>
          <table:table-cell office:value-type="float" office:value="23935" table:style-name="ce11">
            <text:p>23,935</text:p>
          </table:table-cell>
          <table:table-cell office:value-type="float" office:value="11891" table:style-name="ce9">
            <text:p>11,891</text:p>
          </table:table-cell>
          <table:table-cell office:value-type="float" office:value="12044" table:style-name="ce9">
            <text:p>12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385" table:style-name="ce9">
            <text:p>59,385</text:p>
          </table:table-cell>
          <table:table-cell office:value-type="float" office:value="140977" table:style-name="ce11">
            <text:p>140,977</text:p>
          </table:table-cell>
          <table:table-cell office:value-type="float" office:value="67846" table:style-name="ce9">
            <text:p>67,846</text:p>
          </table:table-cell>
          <table:table-cell office:value-type="float" office:value="73131" table:style-name="ce9">
            <text:p>73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195" table:style-name="ce9">
            <text:p>80,195</text:p>
          </table:table-cell>
          <table:table-cell office:value-type="float" office:value="197522" table:style-name="ce11">
            <text:p>197,522</text:p>
          </table:table-cell>
          <table:table-cell office:value-type="float" office:value="94661" table:style-name="ce9">
            <text:p>94,661</text:p>
          </table:table-cell>
          <table:table-cell office:value-type="float" office:value="102861" table:style-name="ce9">
            <text:p>102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309" table:style-name="ce9">
            <text:p>73,309</text:p>
          </table:table-cell>
          <table:table-cell office:value-type="float" office:value="187467" table:style-name="ce11">
            <text:p>187,467</text:p>
          </table:table-cell>
          <table:table-cell office:value-type="float" office:value="91818" table:style-name="ce9">
            <text:p>91,818</text:p>
          </table:table-cell>
          <table:table-cell office:value-type="float" office:value="95649" table:style-name="ce9">
            <text:p>95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773" table:style-name="ce9">
            <text:p>137,773</text:p>
          </table:table-cell>
          <table:table-cell office:value-type="float" office:value="339345" table:style-name="ce11">
            <text:p>339,345</text:p>
          </table:table-cell>
          <table:table-cell office:value-type="float" office:value="163828" table:style-name="ce9">
            <text:p>163,828</text:p>
          </table:table-cell>
          <table:table-cell office:value-type="float" office:value="175517" table:style-name="ce9">
            <text:p>175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98" table:style-name="ce9">
            <text:p>23,198</text:p>
          </table:table-cell>
          <table:table-cell office:value-type="float" office:value="50986" table:style-name="ce11">
            <text:p>50,986</text:p>
          </table:table-cell>
          <table:table-cell office:value-type="float" office:value="24423" table:style-name="ce9">
            <text:p>24,423</text:p>
          </table:table-cell>
          <table:table-cell office:value-type="float" office:value="26563" table:style-name="ce9">
            <text:p>26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75" table:style-name="ce9">
            <text:p>12,875</text:p>
          </table:table-cell>
          <table:table-cell office:value-type="float" office:value="26848" table:style-name="ce11">
            <text:p>26,848</text:p>
          </table:table-cell>
          <table:table-cell office:value-type="float" office:value="12709" table:style-name="ce9">
            <text:p>12,709</text:p>
          </table:table-cell>
          <table:table-cell office:value-type="float" office:value="14139" table:style-name="ce9">
            <text:p>14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28" table:style-name="ce9">
            <text:p>72,728</text:p>
          </table:table-cell>
          <table:table-cell office:value-type="float" office:value="168881" table:style-name="ce11">
            <text:p>168,881</text:p>
          </table:table-cell>
          <table:table-cell office:value-type="float" office:value="81038" table:style-name="ce9">
            <text:p>81,038</text:p>
          </table:table-cell>
          <table:table-cell office:value-type="float" office:value="87843" table:style-name="ce9">
            <text:p>87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53" table:style-name="ce9">
            <text:p>79,353</text:p>
          </table:table-cell>
          <table:table-cell office:value-type="float" office:value="187750" table:style-name="ce11">
            <text:p>187,750</text:p>
          </table:table-cell>
          <table:table-cell office:value-type="float" office:value="92092" table:style-name="ce9">
            <text:p>92,092</text:p>
          </table:table-cell>
          <table:table-cell office:value-type="float" office:value="95658" table:style-name="ce9">
            <text:p>95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05" table:style-name="ce9">
            <text:p>11,105</text:p>
          </table:table-cell>
          <table:table-cell office:value-type="float" office:value="28214" table:style-name="ce11">
            <text:p>28,214</text:p>
          </table:table-cell>
          <table:table-cell office:value-type="float" office:value="14543" table:style-name="ce9">
            <text:p>14,543</text:p>
          </table:table-cell>
          <table:table-cell office:value-type="float" office:value="13671" table:style-name="ce9">
            <text:p>13,67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67" table:style-name="ce9">
            <text:p>69,067</text:p>
          </table:table-cell>
          <table:table-cell office:value-type="float" office:value="157722" table:style-name="ce11">
            <text:p>157,722</text:p>
          </table:table-cell>
          <table:table-cell office:value-type="float" office:value="78107" table:style-name="ce9">
            <text:p>78,107</text:p>
          </table:table-cell>
          <table:table-cell office:value-type="float" office:value="79615" table:style-name="ce9">
            <text:p>79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175" table:style-name="ce9">
            <text:p>143,175</text:p>
          </table:table-cell>
          <table:table-cell office:value-type="float" office:value="359861" table:style-name="ce11">
            <text:p>359,861</text:p>
          </table:table-cell>
          <table:table-cell office:value-type="float" office:value="175913" table:style-name="ce9">
            <text:p>175,913</text:p>
          </table:table-cell>
          <table:table-cell office:value-type="float" office:value="183948" table:style-name="ce9">
            <text:p>183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57" table:style-name="ce9">
            <text:p>26,357</text:p>
          </table:table-cell>
          <table:table-cell office:value-type="float" office:value="69652" table:style-name="ce11">
            <text:p>69,652</text:p>
          </table:table-cell>
          <table:table-cell office:value-type="float" office:value="35109" table:style-name="ce9">
            <text:p>35,109</text:p>
          </table:table-cell>
          <table:table-cell office:value-type="float" office:value="34543" table:style-name="ce9">
            <text:p>34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878" table:style-name="ce9">
            <text:p>42,878</text:p>
          </table:table-cell>
          <table:table-cell office:value-type="float" office:value="112330" table:style-name="ce11">
            <text:p>112,330</text:p>
          </table:table-cell>
          <table:table-cell office:value-type="float" office:value="57375" table:style-name="ce9">
            <text:p>57,375</text:p>
          </table:table-cell>
          <table:table-cell office:value-type="float" office:value="54955" table:style-name="ce9">
            <text:p>54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31" table:style-name="ce9">
            <text:p>13,731</text:p>
          </table:table-cell>
          <table:table-cell office:value-type="float" office:value="42161" table:style-name="ce11">
            <text:p>42,161</text:p>
          </table:table-cell>
          <table:table-cell office:value-type="float" office:value="21549" table:style-name="ce9">
            <text:p>21,549</text:p>
          </table:table-cell>
          <table:table-cell office:value-type="float" office:value="20612" table:style-name="ce9">
            <text:p>20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15" table:style-name="ce9">
            <text:p>13,215</text:p>
          </table:table-cell>
          <table:table-cell office:value-type="float" office:value="34497" table:style-name="ce11">
            <text:p>34,497</text:p>
          </table:table-cell>
          <table:table-cell office:value-type="float" office:value="17493" table:style-name="ce9">
            <text:p>17,493</text:p>
          </table:table-cell>
          <table:table-cell office:value-type="float" office:value="17004" table:style-name="ce9">
            <text:p>17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238" table:style-name="ce9">
            <text:p>35,238</text:p>
          </table:table-cell>
          <table:table-cell office:value-type="float" office:value="89337" table:style-name="ce11">
            <text:p>89,337</text:p>
          </table:table-cell>
          <table:table-cell office:value-type="float" office:value="45185" table:style-name="ce9">
            <text:p>45,185</text:p>
          </table:table-cell>
          <table:table-cell office:value-type="float" office:value="44152" table:style-name="ce9">
            <text:p>44,1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992" table:style-name="ce9">
            <text:p>18,992</text:p>
          </table:table-cell>
          <table:table-cell office:value-type="float" office:value="44883" table:style-name="ce11">
            <text:p>44,883</text:p>
          </table:table-cell>
          <table:table-cell office:value-type="float" office:value="22635" table:style-name="ce9">
            <text:p>22,635</text:p>
          </table:table-cell>
          <table:table-cell office:value-type="float" office:value="22248" table:style-name="ce9">
            <text:p>22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63" table:style-name="ce9">
            <text:p>35,363</text:p>
          </table:table-cell>
          <table:table-cell office:value-type="float" office:value="97107" table:style-name="ce11">
            <text:p>97,107</text:p>
          </table:table-cell>
          <table:table-cell office:value-type="float" office:value="48107" table:style-name="ce9">
            <text:p>48,107</text:p>
          </table:table-cell>
          <table:table-cell office:value-type="float" office:value="49000" table:style-name="ce9">
            <text:p>49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286" table:style-name="ce9">
            <text:p>14,286</text:p>
          </table:table-cell>
          <table:table-cell office:value-type="float" office:value="38212" table:style-name="ce11">
            <text:p>38,212</text:p>
          </table:table-cell>
          <table:table-cell office:value-type="float" office:value="19293" table:style-name="ce9">
            <text:p>19,293</text:p>
          </table:table-cell>
          <table:table-cell office:value-type="float" office:value="18919" table:style-name="ce9">
            <text:p>18,9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12" table:style-name="ce9">
            <text:p>10,712</text:p>
          </table:table-cell>
          <table:table-cell office:value-type="float" office:value="29745" table:style-name="ce11">
            <text:p>29,745</text:p>
          </table:table-cell>
          <table:table-cell office:value-type="float" office:value="15681" table:style-name="ce9">
            <text:p>15,681</text:p>
          </table:table-cell>
          <table:table-cell office:value-type="float" office:value="14064" table:style-name="ce9">
            <text:p>14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05" table:style-name="ce9">
            <text:p>3,205</text:p>
          </table:table-cell>
          <table:table-cell office:value-type="float" office:value="7091" table:style-name="ce11">
            <text:p>7,091</text:p>
          </table:table-cell>
          <table:table-cell office:value-type="float" office:value="3944" table:style-name="ce9">
            <text:p>3,944</text:p>
          </table:table-cell>
          <table:table-cell office:value-type="float" office:value="3147" table:style-name="ce9">
            <text:p>3,1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2" table:style-name="ce9">
            <text:p>9,412</text:p>
          </table:table-cell>
          <table:table-cell office:value-type="float" office:value="28515" table:style-name="ce11">
            <text:p>28,515</text:p>
          </table:table-cell>
          <table:table-cell office:value-type="float" office:value="14389" table:style-name="ce9">
            <text:p>14,389</text:p>
          </table:table-cell>
          <table:table-cell office:value-type="float" office:value="14126" table:style-name="ce9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73" table:style-name="ce9">
            <text:p>17,273</text:p>
          </table:table-cell>
          <table:table-cell office:value-type="float" office:value="52204" table:style-name="ce11">
            <text:p>52,204</text:p>
          </table:table-cell>
          <table:table-cell office:value-type="float" office:value="26583" table:style-name="ce9">
            <text:p>26,583</text:p>
          </table:table-cell>
          <table:table-cell office:value-type="float" office:value="25621" table:style-name="ce9">
            <text:p>25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996" table:style-name="ce9">
            <text:p>10,996</text:p>
          </table:table-cell>
          <table:table-cell office:value-type="float" office:value="29745" table:style-name="ce11">
            <text:p>29,745</text:p>
          </table:table-cell>
          <table:table-cell office:value-type="float" office:value="15189" table:style-name="ce9">
            <text:p>15,189</text:p>
          </table:table-cell>
          <table:table-cell office:value-type="float" office:value="14556" table:style-name="ce9">
            <text:p>14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91" table:style-name="ce9">
            <text:p>10,591</text:p>
          </table:table-cell>
          <table:table-cell office:value-type="float" office:value="30030" table:style-name="ce11">
            <text:p>30,030</text:p>
          </table:table-cell>
          <table:table-cell office:value-type="float" office:value="15426" table:style-name="ce9">
            <text:p>15,426</text:p>
          </table:table-cell>
          <table:table-cell office:value-type="float" office:value="14604" table:style-name="ce9">
            <text:p>14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1" table:style-name="ce9">
            <text:p>5,741</text:p>
          </table:table-cell>
          <table:table-cell office:value-type="float" office:value="13816" table:style-name="ce11">
            <text:p>13,816</text:p>
          </table:table-cell>
          <table:table-cell office:value-type="float" office:value="6938" table:style-name="ce9">
            <text:p>6,938</text:p>
          </table:table-cell>
          <table:table-cell office:value-type="float" office:value="6878" table:style-name="ce9">
            <text:p>6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8" table:style-name="ce9">
            <text:p>6,798</text:p>
          </table:table-cell>
          <table:table-cell office:value-type="float" office:value="19082" table:style-name="ce11">
            <text:p>19,082</text:p>
          </table:table-cell>
          <table:table-cell office:value-type="float" office:value="9786" table:style-name="ce9">
            <text:p>9,786</text:p>
          </table:table-cell>
          <table:table-cell office:value-type="float" office:value="9296" table:style-name="ce9">
            <text:p>9,2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53" table:style-name="ce9">
            <text:p>12,753</text:p>
          </table:table-cell>
          <table:table-cell office:value-type="float" office:value="35760" table:style-name="ce11">
            <text:p>35,760</text:p>
          </table:table-cell>
          <table:table-cell office:value-type="float" office:value="18408" table:style-name="ce9">
            <text:p>18,408</text:p>
          </table:table-cell>
          <table:table-cell office:value-type="float" office:value="17352" table:style-name="ce9">
            <text:p>17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32" table:style-name="ce9">
            <text:p>13,732</text:p>
          </table:table-cell>
          <table:table-cell office:value-type="float" office:value="36344" table:style-name="ce11">
            <text:p>36,344</text:p>
          </table:table-cell>
          <table:table-cell office:value-type="float" office:value="18760" table:style-name="ce9">
            <text:p>18,760</text:p>
          </table:table-cell>
          <table:table-cell office:value-type="float" office:value="17584" table:style-name="ce9">
            <text:p>17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12" table:style-name="ce9">
            <text:p>14,812</text:p>
          </table:table-cell>
          <table:table-cell office:value-type="float" office:value="39178" table:style-name="ce11">
            <text:p>39,178</text:p>
          </table:table-cell>
          <table:table-cell office:value-type="float" office:value="20546" table:style-name="ce9">
            <text:p>20,546</text:p>
          </table:table-cell>
          <table:table-cell office:value-type="float" office:value="18632" table:style-name="ce9">
            <text:p>18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5" table:style-name="ce9">
            <text:p>5,555</text:p>
          </table:table-cell>
          <table:table-cell office:value-type="float" office:value="12704" table:style-name="ce11">
            <text:p>12,704</text:p>
          </table:table-cell>
          <table:table-cell office:value-type="float" office:value="6878" table:style-name="ce9">
            <text:p>6,878</text:p>
          </table:table-cell>
          <table:table-cell office:value-type="float" office:value="5826" table:style-name="ce9">
            <text:p>5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3" table:style-name="ce9">
            <text:p>2,283</text:p>
          </table:table-cell>
          <table:table-cell office:value-type="float" office:value="5959" table:style-name="ce11">
            <text:p>5,959</text:p>
          </table:table-cell>
          <table:table-cell office:value-type="float" office:value="3161" table:style-name="ce9">
            <text:p>3,161</text:p>
          </table:table-cell>
          <table:table-cell office:value-type="float" office:value="2798" table:style-name="ce9">
            <text:p>2,79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3" table:style-name="ce9">
            <text:p>4,803</text:p>
          </table:table-cell>
          <table:table-cell office:value-type="float" office:value="11721" table:style-name="ce11">
            <text:p>11,721</text:p>
          </table:table-cell>
          <table:table-cell office:value-type="float" office:value="6421" table:style-name="ce9">
            <text:p>6,421</text:p>
          </table:table-cell>
          <table:table-cell office:value-type="float" office:value="5300" table:style-name="ce9">
            <text:p>5,30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2" table:style-name="ce9">
            <text:p>5,122</text:p>
          </table:table-cell>
          <table:table-cell office:value-type="float" office:value="14250" table:style-name="ce11">
            <text:p>14,250</text:p>
          </table:table-cell>
          <table:table-cell office:value-type="float" office:value="7708" table:style-name="ce9">
            <text:p>7,708</text:p>
          </table:table-cell>
          <table:table-cell office:value-type="float" office:value="6542" table:style-name="ce9">
            <text:p>6,54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4" table:style-name="ce9">
            <text:p>604</text:p>
          </table:table-cell>
          <table:table-cell office:value-type="float" office:value="1948" table:style-name="ce11">
            <text:p>1,948</text:p>
          </table:table-cell>
          <table:table-cell office:value-type="float" office:value="984" table:style-name="ce9">
            <text:p>984</text:p>
          </table:table-cell>
          <table:table-cell office:value-type="float" office:value="964" table:style-name="ce9">
            <text:p>96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5" table:style-name="ce9">
            <text:p>1,365</text:p>
          </table:table-cell>
          <table:table-cell office:value-type="float" office:value="4268" table:style-name="ce11">
            <text:p>4,268</text:p>
          </table:table-cell>
          <table:table-cell office:value-type="float" office:value="2243" table:style-name="ce9">
            <text:p>2,243</text:p>
          </table:table-cell>
          <table:table-cell office:value-type="float" office:value="2025" table:style-name="ce9">
            <text:p>2,025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36" table:style-name="ce16">
            <text:p>836</text:p>
          </table:table-cell>
          <table:table-cell office:value-type="float" office:value="3152" table:style-name="ce18">
            <text:p>3,152</text:p>
          </table:table-cell>
          <table:table-cell office:value-type="float" office:value="1623" table:style-name="ce16">
            <text:p>1,623</text:p>
          </table:table-cell>
          <table:table-cell office:value-type="float" office:value="1529" table:style-name="ce16">
            <text:p>1,529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5895" table:style-name="ce71">
            <text:p>695,895</text:p>
          </table:table-cell>
          <table:table-cell office:value-type="float" office:value="1881494" table:style-name="ce79">
            <text:p>1,881,494</text:p>
          </table:table-cell>
          <table:table-cell office:value-type="float" office:value="937949" table:style-name="ce79">
            <text:p>937,949</text:p>
          </table:table-cell>
          <table:table-cell office:value-type="float" office:value="943545" table:style-name="ce73">
            <text:p>943,5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65" table:style-name="ce52">
            <text:p>29,265</text:p>
          </table:table-cell>
          <table:table-cell office:value-type="float" office:value="77114" table:style-name="ce11">
            <text:p>77,114</text:p>
          </table:table-cell>
          <table:table-cell office:value-type="float" office:value="38126" table:style-name="ce11">
            <text:p>38,126</text:p>
          </table:table-cell>
          <table:table-cell office:value-type="float" office:value="38988" table:style-name="ce10">
            <text:p>38,9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83" table:style-name="ce52">
            <text:p>10,083</text:p>
          </table:table-cell>
          <table:table-cell office:value-type="float" office:value="25284" table:style-name="ce11">
            <text:p>25,284</text:p>
          </table:table-cell>
          <table:table-cell office:value-type="float" office:value="13155" table:style-name="ce11">
            <text:p>13,155</text:p>
          </table:table-cell>
          <table:table-cell office:value-type="float" office:value="12129" table:style-name="ce10">
            <text:p>12,1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74" table:style-name="ce52">
            <text:p>10,774</text:p>
          </table:table-cell>
          <table:table-cell office:value-type="float" office:value="27767" table:style-name="ce11">
            <text:p>27,767</text:p>
          </table:table-cell>
          <table:table-cell office:value-type="float" office:value="14508" table:style-name="ce11">
            <text:p>14,508</text:p>
          </table:table-cell>
          <table:table-cell office:value-type="float" office:value="13259" table:style-name="ce10">
            <text:p>13,2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1" table:style-name="ce52">
            <text:p>7,991</text:p>
          </table:table-cell>
          <table:table-cell office:value-type="float" office:value="21112" table:style-name="ce11">
            <text:p>21,112</text:p>
          </table:table-cell>
          <table:table-cell office:value-type="float" office:value="11005" table:style-name="ce11">
            <text:p>11,005</text:p>
          </table:table-cell>
          <table:table-cell office:value-type="float" office:value="10107" table:style-name="ce10">
            <text:p>10,1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8" table:style-name="ce52">
            <text:p>8,788</text:p>
          </table:table-cell>
          <table:table-cell office:value-type="float" office:value="23071" table:style-name="ce11">
            <text:p>23,071</text:p>
          </table:table-cell>
          <table:table-cell office:value-type="float" office:value="11979" table:style-name="ce11">
            <text:p>11,979</text:p>
          </table:table-cell>
          <table:table-cell office:value-type="float" office:value="11092" table:style-name="ce10">
            <text:p>11,0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06" table:style-name="ce52">
            <text:p>8,306</text:p>
          </table:table-cell>
          <table:table-cell office:value-type="float" office:value="20528" table:style-name="ce11">
            <text:p>20,528</text:p>
          </table:table-cell>
          <table:table-cell office:value-type="float" office:value="10891" table:style-name="ce11">
            <text:p>10,891</text:p>
          </table:table-cell>
          <table:table-cell office:value-type="float" office:value="9637" table:style-name="ce10">
            <text:p>9,6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47" table:style-name="ce52">
            <text:p>15,947</text:p>
          </table:table-cell>
          <table:table-cell office:value-type="float" office:value="43990" table:style-name="ce11">
            <text:p>43,990</text:p>
          </table:table-cell>
          <table:table-cell office:value-type="float" office:value="22376" table:style-name="ce11">
            <text:p>22,376</text:p>
          </table:table-cell>
          <table:table-cell office:value-type="float" office:value="21614" table:style-name="ce10">
            <text:p>21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67" table:style-name="ce52">
            <text:p>9,167</text:p>
          </table:table-cell>
          <table:table-cell office:value-type="float" office:value="23707" table:style-name="ce11">
            <text:p>23,707</text:p>
          </table:table-cell>
          <table:table-cell office:value-type="float" office:value="12241" table:style-name="ce11">
            <text:p>12,241</text:p>
          </table:table-cell>
          <table:table-cell office:value-type="float" office:value="11466" table:style-name="ce10">
            <text:p>11,4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29" table:style-name="ce52">
            <text:p>7,829</text:p>
          </table:table-cell>
          <table:table-cell office:value-type="float" office:value="21936" table:style-name="ce11">
            <text:p>21,936</text:p>
          </table:table-cell>
          <table:table-cell office:value-type="float" office:value="11340" table:style-name="ce11">
            <text:p>11,340</text:p>
          </table:table-cell>
          <table:table-cell office:value-type="float" office:value="10596" table:style-name="ce10">
            <text:p>10,5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42" table:style-name="ce52">
            <text:p>8,042</text:p>
          </table:table-cell>
          <table:table-cell office:value-type="float" office:value="21316" table:style-name="ce11">
            <text:p>21,316</text:p>
          </table:table-cell>
          <table:table-cell office:value-type="float" office:value="10848" table:style-name="ce11">
            <text:p>10,848</text:p>
          </table:table-cell>
          <table:table-cell office:value-type="float" office:value="10468" table:style-name="ce10">
            <text:p>10,4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3" table:style-name="ce52">
            <text:p>3,793</text:p>
          </table:table-cell>
          <table:table-cell office:value-type="float" office:value="9426" table:style-name="ce11">
            <text:p>9,426</text:p>
          </table:table-cell>
          <table:table-cell office:value-type="float" office:value="5087" table:style-name="ce11">
            <text:p>5,087</text:p>
          </table:table-cell>
          <table:table-cell office:value-type="float" office:value="4339" table:style-name="ce10">
            <text:p>4,3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83" table:style-name="ce52">
            <text:p>21,083</text:p>
          </table:table-cell>
          <table:table-cell office:value-type="float" office:value="59063" table:style-name="ce11">
            <text:p>59,063</text:p>
          </table:table-cell>
          <table:table-cell office:value-type="float" office:value="29259" table:style-name="ce11">
            <text:p>29,259</text:p>
          </table:table-cell>
          <table:table-cell office:value-type="float" office:value="29804" table:style-name="ce10">
            <text:p>29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8" table:style-name="ce52">
            <text:p>9,668</text:p>
          </table:table-cell>
          <table:table-cell office:value-type="float" office:value="25524" table:style-name="ce11">
            <text:p>25,524</text:p>
          </table:table-cell>
          <table:table-cell office:value-type="float" office:value="13067" table:style-name="ce11">
            <text:p>13,067</text:p>
          </table:table-cell>
          <table:table-cell office:value-type="float" office:value="12457" table:style-name="ce10">
            <text:p>12,4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02" table:style-name="ce52">
            <text:p>8,302</text:p>
          </table:table-cell>
          <table:table-cell office:value-type="float" office:value="24567" table:style-name="ce11">
            <text:p>24,567</text:p>
          </table:table-cell>
          <table:table-cell office:value-type="float" office:value="12419" table:style-name="ce11">
            <text:p>12,419</text:p>
          </table:table-cell>
          <table:table-cell office:value-type="float" office:value="12148" table:style-name="ce10">
            <text:p>12,1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16" table:style-name="ce52">
            <text:p>8,016</text:p>
          </table:table-cell>
          <table:table-cell office:value-type="float" office:value="22382" table:style-name="ce11">
            <text:p>22,382</text:p>
          </table:table-cell>
          <table:table-cell office:value-type="float" office:value="11598" table:style-name="ce11">
            <text:p>11,598</text:p>
          </table:table-cell>
          <table:table-cell office:value-type="float" office:value="10784" table:style-name="ce10">
            <text:p>10,7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74" table:style-name="ce52">
            <text:p>7,274</text:p>
          </table:table-cell>
          <table:table-cell office:value-type="float" office:value="19463" table:style-name="ce11">
            <text:p>19,463</text:p>
          </table:table-cell>
          <table:table-cell office:value-type="float" office:value="9908" table:style-name="ce11">
            <text:p>9,908</text:p>
          </table:table-cell>
          <table:table-cell office:value-type="float" office:value="9555" table:style-name="ce10">
            <text:p>9,5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19" table:style-name="ce52">
            <text:p>4,219</text:p>
          </table:table-cell>
          <table:table-cell office:value-type="float" office:value="10879" table:style-name="ce11">
            <text:p>10,879</text:p>
          </table:table-cell>
          <table:table-cell office:value-type="float" office:value="5469" table:style-name="ce11">
            <text:p>5,469</text:p>
          </table:table-cell>
          <table:table-cell office:value-type="float" office:value="5410" table:style-name="ce10">
            <text:p>5,4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61" table:style-name="ce52">
            <text:p>14,561</text:p>
          </table:table-cell>
          <table:table-cell office:value-type="float" office:value="43314" table:style-name="ce11">
            <text:p>43,314</text:p>
          </table:table-cell>
          <table:table-cell office:value-type="float" office:value="22037" table:style-name="ce11">
            <text:p>22,037</text:p>
          </table:table-cell>
          <table:table-cell office:value-type="float" office:value="21277" table:style-name="ce10">
            <text:p>21,2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701" table:style-name="ce52">
            <text:p>18,701</text:p>
          </table:table-cell>
          <table:table-cell office:value-type="float" office:value="49872" table:style-name="ce11">
            <text:p>49,872</text:p>
          </table:table-cell>
          <table:table-cell office:value-type="float" office:value="25071" table:style-name="ce11">
            <text:p>25,071</text:p>
          </table:table-cell>
          <table:table-cell office:value-type="float" office:value="24801" table:style-name="ce10">
            <text:p>24,8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860" table:style-name="ce52">
            <text:p>12,860</text:p>
          </table:table-cell>
          <table:table-cell office:value-type="float" office:value="37208" table:style-name="ce11">
            <text:p>37,208</text:p>
          </table:table-cell>
          <table:table-cell office:value-type="float" office:value="18587" table:style-name="ce11">
            <text:p>18,587</text:p>
          </table:table-cell>
          <table:table-cell office:value-type="float" office:value="18621" table:style-name="ce10">
            <text:p>18,6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35" table:style-name="ce52">
            <text:p>10,335</text:p>
          </table:table-cell>
          <table:table-cell office:value-type="float" office:value="30454" table:style-name="ce11">
            <text:p>30,454</text:p>
          </table:table-cell>
          <table:table-cell office:value-type="float" office:value="15655" table:style-name="ce11">
            <text:p>15,655</text:p>
          </table:table-cell>
          <table:table-cell office:value-type="float" office:value="14799" table:style-name="ce10">
            <text:p>14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8" table:style-name="ce52">
            <text:p>2,718</text:p>
          </table:table-cell>
          <table:table-cell office:value-type="float" office:value="7204" table:style-name="ce11">
            <text:p>7,204</text:p>
          </table:table-cell>
          <table:table-cell office:value-type="float" office:value="3774" table:style-name="ce11">
            <text:p>3,774</text:p>
          </table:table-cell>
          <table:table-cell office:value-type="float" office:value="3430" table:style-name="ce10">
            <text:p>3,4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1" table:style-name="ce52">
            <text:p>5,151</text:p>
          </table:table-cell>
          <table:table-cell office:value-type="float" office:value="13835" table:style-name="ce11">
            <text:p>13,835</text:p>
          </table:table-cell>
          <table:table-cell office:value-type="float" office:value="7150" table:style-name="ce11">
            <text:p>7,150</text:p>
          </table:table-cell>
          <table:table-cell office:value-type="float" office:value="6685" table:style-name="ce10">
            <text:p>6,6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3" table:style-name="ce52">
            <text:p>3,503</text:p>
          </table:table-cell>
          <table:table-cell office:value-type="float" office:value="9353" table:style-name="ce11">
            <text:p>9,353</text:p>
          </table:table-cell>
          <table:table-cell office:value-type="float" office:value="4933" table:style-name="ce11">
            <text:p>4,933</text:p>
          </table:table-cell>
          <table:table-cell office:value-type="float" office:value="4420" table:style-name="ce10">
            <text:p>4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47" table:style-name="ce52">
            <text:p>2,847</text:p>
          </table:table-cell>
          <table:table-cell office:value-type="float" office:value="8599" table:style-name="ce11">
            <text:p>8,599</text:p>
          </table:table-cell>
          <table:table-cell office:value-type="float" office:value="4630" table:style-name="ce11">
            <text:p>4,630</text:p>
          </table:table-cell>
          <table:table-cell office:value-type="float" office:value="3969" table:style-name="ce10">
            <text:p>3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41" table:style-name="ce52">
            <text:p>1,941</text:p>
          </table:table-cell>
          <table:table-cell office:value-type="float" office:value="4699" table:style-name="ce11">
            <text:p>4,699</text:p>
          </table:table-cell>
          <table:table-cell office:value-type="float" office:value="2650" table:style-name="ce11">
            <text:p>2,650</text:p>
          </table:table-cell>
          <table:table-cell office:value-type="float" office:value="2049" table:style-name="ce10">
            <text:p>2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24" table:style-name="ce52">
            <text:p>28,224</text:p>
          </table:table-cell>
          <table:table-cell office:value-type="float" office:value="76041" table:style-name="ce11">
            <text:p>76,041</text:p>
          </table:table-cell>
          <table:table-cell office:value-type="float" office:value="38414" table:style-name="ce11">
            <text:p>38,414</text:p>
          </table:table-cell>
          <table:table-cell office:value-type="float" office:value="37627" table:style-name="ce10">
            <text:p>37,6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942" table:style-name="ce52">
            <text:p>22,942</text:p>
          </table:table-cell>
          <table:table-cell office:value-type="float" office:value="68112" table:style-name="ce11">
            <text:p>68,112</text:p>
          </table:table-cell>
          <table:table-cell office:value-type="float" office:value="34486" table:style-name="ce11">
            <text:p>34,486</text:p>
          </table:table-cell>
          <table:table-cell office:value-type="float" office:value="33626" table:style-name="ce10">
            <text:p>33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53" table:style-name="ce52">
            <text:p>11,353</text:p>
          </table:table-cell>
          <table:table-cell office:value-type="float" office:value="34225" table:style-name="ce11">
            <text:p>34,225</text:p>
          </table:table-cell>
          <table:table-cell office:value-type="float" office:value="17611" table:style-name="ce11">
            <text:p>17,611</text:p>
          </table:table-cell>
          <table:table-cell office:value-type="float" office:value="16614" table:style-name="ce10">
            <text:p>16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2" table:style-name="ce52">
            <text:p>1,532</text:p>
          </table:table-cell>
          <table:table-cell office:value-type="float" office:value="3934" table:style-name="ce11">
            <text:p>3,934</text:p>
          </table:table-cell>
          <table:table-cell office:value-type="float" office:value="2110" table:style-name="ce11">
            <text:p>2,110</text:p>
          </table:table-cell>
          <table:table-cell office:value-type="float" office:value="1824" table:style-name="ce10">
            <text:p>1,8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542" table:style-name="ce52">
            <text:p>86,542</text:p>
          </table:table-cell>
          <table:table-cell office:value-type="float" office:value="235667" table:style-name="ce11">
            <text:p>235,667</text:p>
          </table:table-cell>
          <table:table-cell office:value-type="float" office:value="115814" table:style-name="ce11">
            <text:p>115,814</text:p>
          </table:table-cell>
          <table:table-cell office:value-type="float" office:value="119853" table:style-name="ce10">
            <text:p>119,8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94" table:style-name="ce52">
            <text:p>72,694</text:p>
          </table:table-cell>
          <table:table-cell office:value-type="float" office:value="185967" table:style-name="ce11">
            <text:p>185,967</text:p>
          </table:table-cell>
          <table:table-cell office:value-type="float" office:value="88984" table:style-name="ce11">
            <text:p>88,984</text:p>
          </table:table-cell>
          <table:table-cell office:value-type="float" office:value="96983" table:style-name="ce10">
            <text:p>96,9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743" table:style-name="ce52">
            <text:p>46,743</text:p>
          </table:table-cell>
          <table:table-cell office:value-type="float" office:value="124807" table:style-name="ce11">
            <text:p>124,807</text:p>
          </table:table-cell>
          <table:table-cell office:value-type="float" office:value="61578" table:style-name="ce11">
            <text:p>61,578</text:p>
          </table:table-cell>
          <table:table-cell office:value-type="float" office:value="63229" table:style-name="ce10">
            <text:p>63,2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520" table:style-name="ce52">
            <text:p>51,520</text:p>
          </table:table-cell>
          <table:table-cell office:value-type="float" office:value="131632" table:style-name="ce11">
            <text:p>131,632</text:p>
          </table:table-cell>
          <table:table-cell office:value-type="float" office:value="63857" table:style-name="ce11">
            <text:p>63,857</text:p>
          </table:table-cell>
          <table:table-cell office:value-type="float" office:value="67775" table:style-name="ce10">
            <text:p>67,7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784" table:style-name="ce52">
            <text:p>64,784</text:p>
          </table:table-cell>
          <table:table-cell office:value-type="float" office:value="194065" table:style-name="ce11">
            <text:p>194,065</text:p>
          </table:table-cell>
          <table:table-cell office:value-type="float" office:value="97742" table:style-name="ce11">
            <text:p>97,742</text:p>
          </table:table-cell>
          <table:table-cell office:value-type="float" office:value="96323" table:style-name="ce10">
            <text:p>96,3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359" table:style-name="ce52">
            <text:p>26,359</text:p>
          </table:table-cell>
          <table:table-cell office:value-type="float" office:value="67046" table:style-name="ce11">
            <text:p>67,046</text:p>
          </table:table-cell>
          <table:table-cell office:value-type="float" office:value="31790" table:style-name="ce11">
            <text:p>31,790</text:p>
          </table:table-cell>
          <table:table-cell office:value-type="float" office:value="35256" table:style-name="ce10">
            <text:p>35,25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38" table:style-name="ce53">
            <text:p>32,038</text:p>
          </table:table-cell>
          <table:table-cell office:value-type="float" office:value="78331" table:style-name="ce18">
            <text:p>78,331</text:p>
          </table:table-cell>
          <table:table-cell office:value-type="float" office:value="37800" table:style-name="ce18">
            <text:p>37,800</text:p>
          </table:table-cell>
          <table:table-cell office:value-type="float" office:value="40531" table:style-name="ce17">
            <text:p>40,53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705" table:style-name="ce71">
            <text:p>170,705</text:p>
          </table:table-cell>
          <table:table-cell office:value-type="float" office:value="454345" table:style-name="ce79">
            <text:p>454,345</text:p>
          </table:table-cell>
          <table:table-cell office:value-type="float" office:value="229398" table:style-name="ce79">
            <text:p>229,398</text:p>
          </table:table-cell>
          <table:table-cell office:value-type="float" office:value="224947" table:style-name="ce73">
            <text:p>224,9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47" table:style-name="ce52">
            <text:p>36,847</text:p>
          </table:table-cell>
          <table:table-cell office:value-type="float" office:value="95633" table:style-name="ce11">
            <text:p>95,633</text:p>
          </table:table-cell>
          <table:table-cell office:value-type="float" office:value="46516" table:style-name="ce11">
            <text:p>46,516</text:p>
          </table:table-cell>
          <table:table-cell office:value-type="float" office:value="49117" table:style-name="ce10">
            <text:p>49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56" table:style-name="ce52">
            <text:p>26,656</text:p>
          </table:table-cell>
          <table:table-cell office:value-type="float" office:value="72073" table:style-name="ce11">
            <text:p>72,073</text:p>
          </table:table-cell>
          <table:table-cell office:value-type="float" office:value="34132" table:style-name="ce11">
            <text:p>34,132</text:p>
          </table:table-cell>
          <table:table-cell office:value-type="float" office:value="37941" table:style-name="ce10">
            <text:p>37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60" table:style-name="ce52">
            <text:p>14,260</text:p>
          </table:table-cell>
          <table:table-cell office:value-type="float" office:value="39273" table:style-name="ce11">
            <text:p>39,273</text:p>
          </table:table-cell>
          <table:table-cell office:value-type="float" office:value="20039" table:style-name="ce11">
            <text:p>20,039</text:p>
          </table:table-cell>
          <table:table-cell office:value-type="float" office:value="19234" table:style-name="ce10">
            <text:p>19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64" table:style-name="ce52">
            <text:p>10,364</text:p>
          </table:table-cell>
          <table:table-cell office:value-type="float" office:value="28990" table:style-name="ce11">
            <text:p>28,990</text:p>
          </table:table-cell>
          <table:table-cell office:value-type="float" office:value="14932" table:style-name="ce11">
            <text:p>14,932</text:p>
          </table:table-cell>
          <table:table-cell office:value-type="float" office:value="14058" table:style-name="ce10">
            <text:p>14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13" table:style-name="ce52">
            <text:p>14,213</text:p>
          </table:table-cell>
          <table:table-cell office:value-type="float" office:value="35406" table:style-name="ce11">
            <text:p>35,406</text:p>
          </table:table-cell>
          <table:table-cell office:value-type="float" office:value="18408" table:style-name="ce11">
            <text:p>18,408</text:p>
          </table:table-cell>
          <table:table-cell office:value-type="float" office:value="16998" table:style-name="ce10">
            <text:p>16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13" table:style-name="ce52">
            <text:p>9,013</text:p>
          </table:table-cell>
          <table:table-cell office:value-type="float" office:value="24397" table:style-name="ce11">
            <text:p>24,397</text:p>
          </table:table-cell>
          <table:table-cell office:value-type="float" office:value="12842" table:style-name="ce11">
            <text:p>12,842</text:p>
          </table:table-cell>
          <table:table-cell office:value-type="float" office:value="11555" table:style-name="ce10">
            <text:p>11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39" table:style-name="ce52">
            <text:p>11,839</text:p>
          </table:table-cell>
          <table:table-cell office:value-type="float" office:value="32282" table:style-name="ce11">
            <text:p>32,282</text:p>
          </table:table-cell>
          <table:table-cell office:value-type="float" office:value="17076" table:style-name="ce11">
            <text:p>17,076</text:p>
          </table:table-cell>
          <table:table-cell office:value-type="float" office:value="15206" table:style-name="ce10">
            <text:p>15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575" table:style-name="ce52">
            <text:p>19,575</text:p>
          </table:table-cell>
          <table:table-cell office:value-type="float" office:value="53036" table:style-name="ce11">
            <text:p>53,036</text:p>
          </table:table-cell>
          <table:table-cell office:value-type="float" office:value="27136" table:style-name="ce11">
            <text:p>27,136</text:p>
          </table:table-cell>
          <table:table-cell office:value-type="float" office:value="25900" table:style-name="ce10">
            <text:p>25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289" table:style-name="ce52">
            <text:p>15,289</text:p>
          </table:table-cell>
          <table:table-cell office:value-type="float" office:value="39825" table:style-name="ce11">
            <text:p>39,825</text:p>
          </table:table-cell>
          <table:table-cell office:value-type="float" office:value="20450" table:style-name="ce11">
            <text:p>20,450</text:p>
          </table:table-cell>
          <table:table-cell office:value-type="float" office:value="19375" table:style-name="ce10">
            <text:p>19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15" table:style-name="ce52">
            <text:p>8,715</text:p>
          </table:table-cell>
          <table:table-cell office:value-type="float" office:value="21322" table:style-name="ce11">
            <text:p>21,322</text:p>
          </table:table-cell>
          <table:table-cell office:value-type="float" office:value="11477" table:style-name="ce11">
            <text:p>11,477</text:p>
          </table:table-cell>
          <table:table-cell office:value-type="float" office:value="9845" table:style-name="ce10">
            <text:p>9,8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45" table:style-name="ce52">
            <text:p>1,945</text:p>
          </table:table-cell>
          <table:table-cell office:value-type="float" office:value="6132" table:style-name="ce11">
            <text:p>6,132</text:p>
          </table:table-cell>
          <table:table-cell office:value-type="float" office:value="3295" table:style-name="ce11">
            <text:p>3,295</text:p>
          </table:table-cell>
          <table:table-cell office:value-type="float" office:value="2837" table:style-name="ce10">
            <text:p>2,8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89" table:style-name="ce53">
            <text:p>1,989</text:p>
          </table:table-cell>
          <table:table-cell office:value-type="float" office:value="5976" table:style-name="ce18">
            <text:p>5,976</text:p>
          </table:table-cell>
          <table:table-cell office:value-type="float" office:value="3095" table:style-name="ce18">
            <text:p>3,095</text:p>
          </table:table-cell>
          <table:table-cell office:value-type="float" office:value="2881" table:style-name="ce17">
            <text:p>2,88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09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199872" table:style-name="ce71">
            <text:p>199,872</text:p>
          </table:table-cell>
          <table:table-cell office:value-type="float" office:value="562674" table:style-name="ce79">
            <text:p>562,674</text:p>
          </table:table-cell>
          <table:table-cell office:value-type="float" office:value="287222" table:style-name="ce79">
            <text:p>287,222</text:p>
          </table:table-cell>
          <table:table-cell office:value-type="float" office:value="275452" table:style-name="ce73">
            <text:p>275,45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1383" table:style-name="ce52">
            <text:p>71,383</text:p>
          </table:table-cell>
          <table:table-cell office:value-type="float" office:value="193146" table:style-name="ce11">
            <text:p>193,146</text:p>
          </table:table-cell>
          <table:table-cell office:value-type="float" office:value="96139" table:style-name="ce11">
            <text:p>96,139</text:p>
          </table:table-cell>
          <table:table-cell office:value-type="float" office:value="97007" table:style-name="ce10">
            <text:p>97,00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9" table:style-name="ce52">
            <text:p>9,349</text:p>
          </table:table-cell>
          <table:table-cell office:value-type="float" office:value="28103" table:style-name="ce49">
            <text:p>28,103</text:p>
          </table:table-cell>
          <table:table-cell office:value-type="float" office:value="15079" table:style-name="ce11">
            <text:p>15,079</text:p>
          </table:table-cell>
          <table:table-cell office:value-type="float" office:value="13024" table:style-name="ce10">
            <text:p>13,02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57" table:style-name="ce52">
            <text:p>10,857</text:p>
          </table:table-cell>
          <table:table-cell office:value-type="float" office:value="32912" table:style-name="ce49">
            <text:p>32,912</text:p>
          </table:table-cell>
          <table:table-cell office:value-type="float" office:value="17508" table:style-name="ce11">
            <text:p>17,508</text:p>
          </table:table-cell>
          <table:table-cell office:value-type="float" office:value="15404" table:style-name="ce10">
            <text:p>15,4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55" table:style-name="ce52">
            <text:p>34,955</text:p>
          </table:table-cell>
          <table:table-cell office:value-type="float" office:value="97157" table:style-name="ce49">
            <text:p>97,157</text:p>
          </table:table-cell>
          <table:table-cell office:value-type="float" office:value="48801" table:style-name="ce11">
            <text:p>48,801</text:p>
          </table:table-cell>
          <table:table-cell office:value-type="float" office:value="48356" table:style-name="ce10">
            <text:p>48,3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450" table:style-name="ce52">
            <text:p>27,450</text:p>
          </table:table-cell>
          <table:table-cell office:value-type="float" office:value="77785" table:style-name="ce49">
            <text:p>77,785</text:p>
          </table:table-cell>
          <table:table-cell office:value-type="float" office:value="39376" table:style-name="ce11">
            <text:p>39,376</text:p>
          </table:table-cell>
          <table:table-cell office:value-type="float" office:value="38409" table:style-name="ce10">
            <text:p>38,40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6" table:style-name="ce52">
            <text:p>4,426</text:p>
          </table:table-cell>
          <table:table-cell office:value-type="float" office:value="12811" table:style-name="ce49">
            <text:p>12,811</text:p>
          </table:table-cell>
          <table:table-cell office:value-type="float" office:value="6935" table:style-name="ce11">
            <text:p>6,935</text:p>
          </table:table-cell>
          <table:table-cell office:value-type="float" office:value="5876" table:style-name="ce10">
            <text:p>5,87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077" table:style-name="ce52">
            <text:p>19,077</text:p>
          </table:table-cell>
          <table:table-cell office:value-type="float" office:value="57297" table:style-name="ce49">
            <text:p>57,297</text:p>
          </table:table-cell>
          <table:table-cell office:value-type="float" office:value="29362" table:style-name="ce11">
            <text:p>29,362</text:p>
          </table:table-cell>
          <table:table-cell office:value-type="float" office:value="27935" table:style-name="ce10">
            <text:p>27,9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15" table:style-name="ce52">
            <text:p>6,715</text:p>
          </table:table-cell>
          <table:table-cell office:value-type="float" office:value="19933" table:style-name="ce49">
            <text:p>19,933</text:p>
          </table:table-cell>
          <table:table-cell office:value-type="float" office:value="10535" table:style-name="ce11">
            <text:p>10,535</text:p>
          </table:table-cell>
          <table:table-cell office:value-type="float" office:value="9398" table:style-name="ce10">
            <text:p>9,39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70" table:style-name="ce52">
            <text:p>5,770</text:p>
          </table:table-cell>
          <table:table-cell office:value-type="float" office:value="14597" table:style-name="ce49">
            <text:p>14,597</text:p>
          </table:table-cell>
          <table:table-cell office:value-type="float" office:value="7930" table:style-name="ce11">
            <text:p>7,930</text:p>
          </table:table-cell>
          <table:table-cell office:value-type="float" office:value="6667" table:style-name="ce10">
            <text:p>6,6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40" table:style-name="ce52">
            <text:p>3,140</text:p>
          </table:table-cell>
          <table:table-cell office:value-type="float" office:value="9204" table:style-name="ce49">
            <text:p>9,204</text:p>
          </table:table-cell>
          <table:table-cell office:value-type="float" office:value="5006" table:style-name="ce11">
            <text:p>5,006</text:p>
          </table:table-cell>
          <table:table-cell office:value-type="float" office:value="4198" table:style-name="ce10">
            <text:p>4,19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7" table:style-name="ce52">
            <text:p>2,077</text:p>
          </table:table-cell>
          <table:table-cell office:value-type="float" office:value="5505" table:style-name="ce49">
            <text:p>5,505</text:p>
          </table:table-cell>
          <table:table-cell office:value-type="float" office:value="3029" table:style-name="ce11">
            <text:p>3,029</text:p>
          </table:table-cell>
          <table:table-cell office:value-type="float" office:value="2476" table:style-name="ce10">
            <text:p>2,476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03" table:style-name="ce52">
            <text:p>2,903</text:p>
          </table:table-cell>
          <table:table-cell office:value-type="float" office:value="9616" table:style-name="ce49">
            <text:p>9,616</text:p>
          </table:table-cell>
          <table:table-cell office:value-type="float" office:value="5031" table:style-name="ce11">
            <text:p>5,031</text:p>
          </table:table-cell>
          <table:table-cell office:value-type="float" office:value="4585" table:style-name="ce10">
            <text:p>4,58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70" table:style-name="ce53">
            <text:p>1,770</text:p>
          </table:table-cell>
          <table:table-cell office:value-type="float" office:value="4608" table:style-name="ce51">
            <text:p>4,608</text:p>
          </table:table-cell>
          <table:table-cell office:value-type="float" office:value="2491" table:style-name="ce18">
            <text:p>2,491</text:p>
          </table:table-cell>
          <table:table-cell office:value-type="float" office:value="2117" table:style-name="ce17">
            <text:p>2,11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0991" table:style-name="ce71">
            <text:p>190,991</text:p>
          </table:table-cell>
          <table:table-cell office:value-type="float" office:value="546093" table:style-name="ce79">
            <text:p>546,093</text:p>
          </table:table-cell>
          <table:table-cell office:value-type="float" office:value="281654" table:style-name="ce79">
            <text:p>281,654</text:p>
          </table:table-cell>
          <table:table-cell office:value-type="float" office:value="264439" table:style-name="ce73">
            <text:p>264,4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75" table:style-name="ce52">
            <text:p>31,875</text:p>
          </table:table-cell>
          <table:table-cell office:value-type="float" office:value="88115" table:style-name="ce11">
            <text:p>88,115</text:p>
          </table:table-cell>
          <table:table-cell office:value-type="float" office:value="43932" table:style-name="ce11">
            <text:p>43,932</text:p>
          </table:table-cell>
          <table:table-cell office:value-type="float" office:value="44183" table:style-name="ce10">
            <text:p>44,18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138" table:style-name="ce52">
            <text:p>36,138</text:p>
          </table:table-cell>
          <table:table-cell office:value-type="float" office:value="103549" table:style-name="ce11">
            <text:p>103,549</text:p>
          </table:table-cell>
          <table:table-cell office:value-type="float" office:value="52222" table:style-name="ce11">
            <text:p>52,222</text:p>
          </table:table-cell>
          <table:table-cell office:value-type="float" office:value="51327" table:style-name="ce10">
            <text:p>51,32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56" table:style-name="ce52">
            <text:p>14,856</text:p>
          </table:table-cell>
          <table:table-cell office:value-type="float" office:value="44945" table:style-name="ce11">
            <text:p>44,945</text:p>
          </table:table-cell>
          <table:table-cell office:value-type="float" office:value="23414" table:style-name="ce11">
            <text:p>23,414</text:p>
          </table:table-cell>
          <table:table-cell office:value-type="float" office:value="21531" table:style-name="ce10">
            <text:p>21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3" table:style-name="ce52">
            <text:p>11,543</text:p>
          </table:table-cell>
          <table:table-cell office:value-type="float" office:value="33580" table:style-name="ce11">
            <text:p>33,580</text:p>
          </table:table-cell>
          <table:table-cell office:value-type="float" office:value="17769" table:style-name="ce11">
            <text:p>17,769</text:p>
          </table:table-cell>
          <table:table-cell office:value-type="float" office:value="15811" table:style-name="ce10">
            <text:p>15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419" table:style-name="ce52">
            <text:p>30,419</text:p>
          </table:table-cell>
          <table:table-cell office:value-type="float" office:value="86438" table:style-name="ce11">
            <text:p>86,438</text:p>
          </table:table-cell>
          <table:table-cell office:value-type="float" office:value="43631" table:style-name="ce11">
            <text:p>43,631</text:p>
          </table:table-cell>
          <table:table-cell office:value-type="float" office:value="42807" table:style-name="ce10">
            <text:p>42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3" table:style-name="ce52">
            <text:p>12,033</text:p>
          </table:table-cell>
          <table:table-cell office:value-type="float" office:value="35781" table:style-name="ce11">
            <text:p>35,781</text:p>
          </table:table-cell>
          <table:table-cell office:value-type="float" office:value="18967" table:style-name="ce11">
            <text:p>18,967</text:p>
          </table:table-cell>
          <table:table-cell office:value-type="float" office:value="16814" table:style-name="ce10">
            <text:p>16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1" table:style-name="ce52">
            <text:p>5,961</text:p>
          </table:table-cell>
          <table:table-cell office:value-type="float" office:value="16474" table:style-name="ce11">
            <text:p>16,474</text:p>
          </table:table-cell>
          <table:table-cell office:value-type="float" office:value="8614" table:style-name="ce11">
            <text:p>8,614</text:p>
          </table:table-cell>
          <table:table-cell office:value-type="float" office:value="7860" table:style-name="ce10">
            <text:p>7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32" table:style-name="ce52">
            <text:p>5,332</text:p>
          </table:table-cell>
          <table:table-cell office:value-type="float" office:value="14243" table:style-name="ce11">
            <text:p>14,243</text:p>
          </table:table-cell>
          <table:table-cell office:value-type="float" office:value="7566" table:style-name="ce11">
            <text:p>7,566</text:p>
          </table:table-cell>
          <table:table-cell office:value-type="float" office:value="6677" table:style-name="ce10">
            <text:p>6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34" table:style-name="ce52">
            <text:p>10,734</text:p>
          </table:table-cell>
          <table:table-cell office:value-type="float" office:value="32830" table:style-name="ce11">
            <text:p>32,830</text:p>
          </table:table-cell>
          <table:table-cell office:value-type="float" office:value="17137" table:style-name="ce11">
            <text:p>17,137</text:p>
          </table:table-cell>
          <table:table-cell office:value-type="float" office:value="15693" table:style-name="ce10">
            <text:p>15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24" table:style-name="ce52">
            <text:p>6,124</text:p>
          </table:table-cell>
          <table:table-cell office:value-type="float" office:value="17647" table:style-name="ce11">
            <text:p>17,647</text:p>
          </table:table-cell>
          <table:table-cell office:value-type="float" office:value="9374" table:style-name="ce11">
            <text:p>9,374</text:p>
          </table:table-cell>
          <table:table-cell office:value-type="float" office:value="8273" table:style-name="ce10">
            <text:p>8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0" table:style-name="ce52">
            <text:p>3,930</text:p>
          </table:table-cell>
          <table:table-cell office:value-type="float" office:value="9853" table:style-name="ce11">
            <text:p>9,853</text:p>
          </table:table-cell>
          <table:table-cell office:value-type="float" office:value="5410" table:style-name="ce11">
            <text:p>5,410</text:p>
          </table:table-cell>
          <table:table-cell office:value-type="float" office:value="4443" table:style-name="ce10">
            <text:p>4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0" table:style-name="ce52">
            <text:p>3,650</text:p>
          </table:table-cell>
          <table:table-cell office:value-type="float" office:value="10506" table:style-name="ce11">
            <text:p>10,506</text:p>
          </table:table-cell>
          <table:table-cell office:value-type="float" office:value="5562" table:style-name="ce11">
            <text:p>5,562</text:p>
          </table:table-cell>
          <table:table-cell office:value-type="float" office:value="4944" table:style-name="ce10">
            <text:p>4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7" table:style-name="ce52">
            <text:p>5,547</text:p>
          </table:table-cell>
          <table:table-cell office:value-type="float" office:value="16009" table:style-name="ce11">
            <text:p>16,009</text:p>
          </table:table-cell>
          <table:table-cell office:value-type="float" office:value="8455" table:style-name="ce11">
            <text:p>8,455</text:p>
          </table:table-cell>
          <table:table-cell office:value-type="float" office:value="7554" table:style-name="ce10">
            <text:p>7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9" table:style-name="ce52">
            <text:p>2,629</text:p>
          </table:table-cell>
          <table:table-cell office:value-type="float" office:value="6902" table:style-name="ce11">
            <text:p>6,902</text:p>
          </table:table-cell>
          <table:table-cell office:value-type="float" office:value="3868" table:style-name="ce11">
            <text:p>3,868</text:p>
          </table:table-cell>
          <table:table-cell office:value-type="float" office:value="3034" table:style-name="ce10">
            <text:p>3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9" table:style-name="ce52">
            <text:p>4,149</text:p>
          </table:table-cell>
          <table:table-cell office:value-type="float" office:value="12526" table:style-name="ce11">
            <text:p>12,526</text:p>
          </table:table-cell>
          <table:table-cell office:value-type="float" office:value="6630" table:style-name="ce11">
            <text:p>6,630</text:p>
          </table:table-cell>
          <table:table-cell office:value-type="float" office:value="5896" table:style-name="ce10">
            <text:p>5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8" table:style-name="ce52">
            <text:p>2,368</text:p>
          </table:table-cell>
          <table:table-cell office:value-type="float" office:value="6546" table:style-name="ce11">
            <text:p>6,546</text:p>
          </table:table-cell>
          <table:table-cell office:value-type="float" office:value="3574" table:style-name="ce11">
            <text:p>3,574</text:p>
          </table:table-cell>
          <table:table-cell office:value-type="float" office:value="2972" table:style-name="ce10">
            <text:p>2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2">
            <text:p>1,719</text:p>
          </table:table-cell>
          <table:table-cell office:value-type="float" office:value="4255" table:style-name="ce11">
            <text:p>4,255</text:p>
          </table:table-cell>
          <table:table-cell office:value-type="float" office:value="2374" table:style-name="ce11">
            <text:p>2,374</text:p>
          </table:table-cell>
          <table:table-cell office:value-type="float" office:value="1881" table:style-name="ce10">
            <text:p>1,88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4" table:style-name="ce53">
            <text:p>1,984</text:p>
          </table:table-cell>
          <table:table-cell office:value-type="float" office:value="5894" table:style-name="ce18">
            <text:p>5,894</text:p>
          </table:table-cell>
          <table:table-cell office:value-type="float" office:value="3155" table:style-name="ce18">
            <text:p>3,155</text:p>
          </table:table-cell>
          <table:table-cell office:value-type="float" office:value="2739" table:style-name="ce17">
            <text:p>2,73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2507" table:style-name="ce71">
            <text:p>392,507</text:p>
          </table:table-cell>
          <table:table-cell office:value-type="float" office:value="1273130" table:style-name="ce79">
            <text:p>1,273,130</text:p>
          </table:table-cell>
          <table:table-cell office:value-type="float" office:value="647867" table:style-name="ce79">
            <text:p>647,867</text:p>
          </table:table-cell>
          <table:table-cell office:value-type="float" office:value="625263" table:style-name="ce73">
            <text:p>625,2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324" table:style-name="ce52">
            <text:p>77,324</text:p>
          </table:table-cell>
          <table:table-cell office:value-type="float" office:value="232093" table:style-name="ce11">
            <text:p>232,093</text:p>
          </table:table-cell>
          <table:table-cell office:value-type="float" office:value="114389" table:style-name="ce11">
            <text:p>114,389</text:p>
          </table:table-cell>
          <table:table-cell office:value-type="float" office:value="117704" table:style-name="ce10">
            <text:p>117,7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367" table:style-name="ce52">
            <text:p>40,367</text:p>
          </table:table-cell>
          <table:table-cell office:value-type="float" office:value="124951" table:style-name="ce11">
            <text:p>124,951</text:p>
          </table:table-cell>
          <table:table-cell office:value-type="float" office:value="61990" table:style-name="ce11">
            <text:p>61,990</text:p>
          </table:table-cell>
          <table:table-cell office:value-type="float" office:value="62961" table:style-name="ce10">
            <text:p>62,96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983" table:style-name="ce52">
            <text:p>24,983</text:p>
          </table:table-cell>
          <table:table-cell office:value-type="float" office:value="86878" table:style-name="ce11">
            <text:p>86,878</text:p>
          </table:table-cell>
          <table:table-cell office:value-type="float" office:value="44076" table:style-name="ce11">
            <text:p>44,076</text:p>
          </table:table-cell>
          <table:table-cell office:value-type="float" office:value="42802" table:style-name="ce10">
            <text:p>42,8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12" table:style-name="ce52">
            <text:p>27,212</text:p>
          </table:table-cell>
          <table:table-cell office:value-type="float" office:value="90578" table:style-name="ce11">
            <text:p>90,578</text:p>
          </table:table-cell>
          <table:table-cell office:value-type="float" office:value="46041" table:style-name="ce11">
            <text:p>46,041</text:p>
          </table:table-cell>
          <table:table-cell office:value-type="float" office:value="44537" table:style-name="ce10">
            <text:p>44,5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83" table:style-name="ce52">
            <text:p>10,883</text:p>
          </table:table-cell>
          <table:table-cell office:value-type="float" office:value="33331" table:style-name="ce11">
            <text:p>33,331</text:p>
          </table:table-cell>
          <table:table-cell office:value-type="float" office:value="16799" table:style-name="ce11">
            <text:p>16,799</text:p>
          </table:table-cell>
          <table:table-cell office:value-type="float" office:value="16532" table:style-name="ce10">
            <text:p>16,5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41" table:style-name="ce52">
            <text:p>16,541</text:p>
          </table:table-cell>
          <table:table-cell office:value-type="float" office:value="55217" table:style-name="ce11">
            <text:p>55,217</text:p>
          </table:table-cell>
          <table:table-cell office:value-type="float" office:value="27911" table:style-name="ce11">
            <text:p>27,911</text:p>
          </table:table-cell>
          <table:table-cell office:value-type="float" office:value="27306" table:style-name="ce10">
            <text:p>27,3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95" table:style-name="ce52">
            <text:p>13,295</text:p>
          </table:table-cell>
          <table:table-cell office:value-type="float" office:value="41273" table:style-name="ce11">
            <text:p>41,273</text:p>
          </table:table-cell>
          <table:table-cell office:value-type="float" office:value="21183" table:style-name="ce11">
            <text:p>21,183</text:p>
          </table:table-cell>
          <table:table-cell office:value-type="float" office:value="20090" table:style-name="ce10">
            <text:p>20,0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63" table:style-name="ce52">
            <text:p>15,163</text:p>
          </table:table-cell>
          <table:table-cell office:value-type="float" office:value="50149" table:style-name="ce11">
            <text:p>50,149</text:p>
          </table:table-cell>
          <table:table-cell office:value-type="float" office:value="25804" table:style-name="ce11">
            <text:p>25,804</text:p>
          </table:table-cell>
          <table:table-cell office:value-type="float" office:value="24345" table:style-name="ce10">
            <text:p>24,3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74" table:style-name="ce52">
            <text:p>4,474</text:p>
          </table:table-cell>
          <table:table-cell office:value-type="float" office:value="16768" table:style-name="ce11">
            <text:p>16,768</text:p>
          </table:table-cell>
          <table:table-cell office:value-type="float" office:value="8617" table:style-name="ce11">
            <text:p>8,617</text:p>
          </table:table-cell>
          <table:table-cell office:value-type="float" office:value="8151" table:style-name="ce10">
            <text:p>8,1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02" table:style-name="ce52">
            <text:p>10,302</text:p>
          </table:table-cell>
          <table:table-cell office:value-type="float" office:value="37355" table:style-name="ce11">
            <text:p>37,355</text:p>
          </table:table-cell>
          <table:table-cell office:value-type="float" office:value="19006" table:style-name="ce11">
            <text:p>19,006</text:p>
          </table:table-cell>
          <table:table-cell office:value-type="float" office:value="18349" table:style-name="ce10">
            <text:p>18,3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99" table:style-name="ce52">
            <text:p>13,099</text:p>
          </table:table-cell>
          <table:table-cell office:value-type="float" office:value="46765" table:style-name="ce11">
            <text:p>46,765</text:p>
          </table:table-cell>
          <table:table-cell office:value-type="float" office:value="24349" table:style-name="ce11">
            <text:p>24,349</text:p>
          </table:table-cell>
          <table:table-cell office:value-type="float" office:value="22416" table:style-name="ce10">
            <text:p>22,4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52" table:style-name="ce52">
            <text:p>10,952</text:p>
          </table:table-cell>
          <table:table-cell office:value-type="float" office:value="39112" table:style-name="ce11">
            <text:p>39,112</text:p>
          </table:table-cell>
          <table:table-cell office:value-type="float" office:value="20186" table:style-name="ce11">
            <text:p>20,186</text:p>
          </table:table-cell>
          <table:table-cell office:value-type="float" office:value="18926" table:style-name="ce10">
            <text:p>18,9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85" table:style-name="ce52">
            <text:p>14,285</text:p>
          </table:table-cell>
          <table:table-cell office:value-type="float" office:value="45613" table:style-name="ce11">
            <text:p>45,613</text:p>
          </table:table-cell>
          <table:table-cell office:value-type="float" office:value="23426" table:style-name="ce11">
            <text:p>23,426</text:p>
          </table:table-cell>
          <table:table-cell office:value-type="float" office:value="22187" table:style-name="ce10">
            <text:p>22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0" table:style-name="ce52">
            <text:p>6,840</text:p>
          </table:table-cell>
          <table:table-cell office:value-type="float" office:value="23400" table:style-name="ce11">
            <text:p>23,400</text:p>
          </table:table-cell>
          <table:table-cell office:value-type="float" office:value="12300" table:style-name="ce11">
            <text:p>12,300</text:p>
          </table:table-cell>
          <table:table-cell office:value-type="float" office:value="11100" table:style-name="ce10">
            <text:p>11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31" table:style-name="ce52">
            <text:p>11,331</text:p>
          </table:table-cell>
          <table:table-cell office:value-type="float" office:value="37062" table:style-name="ce11">
            <text:p>37,062</text:p>
          </table:table-cell>
          <table:table-cell office:value-type="float" office:value="19110" table:style-name="ce11">
            <text:p>19,110</text:p>
          </table:table-cell>
          <table:table-cell office:value-type="float" office:value="17952" table:style-name="ce10">
            <text:p>17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54" table:style-name="ce52">
            <text:p>9,154</text:p>
          </table:table-cell>
          <table:table-cell office:value-type="float" office:value="32218" table:style-name="ce11">
            <text:p>32,218</text:p>
          </table:table-cell>
          <table:table-cell office:value-type="float" office:value="16938" table:style-name="ce11">
            <text:p>16,938</text:p>
          </table:table-cell>
          <table:table-cell office:value-type="float" office:value="15280" table:style-name="ce10">
            <text:p>15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66" table:style-name="ce52">
            <text:p>10,866</text:p>
          </table:table-cell>
          <table:table-cell office:value-type="float" office:value="34787" table:style-name="ce11">
            <text:p>34,787</text:p>
          </table:table-cell>
          <table:table-cell office:value-type="float" office:value="17876" table:style-name="ce11">
            <text:p>17,876</text:p>
          </table:table-cell>
          <table:table-cell office:value-type="float" office:value="16911" table:style-name="ce10">
            <text:p>16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81" table:style-name="ce52">
            <text:p>10,981</text:p>
          </table:table-cell>
          <table:table-cell office:value-type="float" office:value="36708" table:style-name="ce11">
            <text:p>36,708</text:p>
          </table:table-cell>
          <table:table-cell office:value-type="float" office:value="18978" table:style-name="ce11">
            <text:p>18,978</text:p>
          </table:table-cell>
          <table:table-cell office:value-type="float" office:value="17730" table:style-name="ce10">
            <text:p>17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09" table:style-name="ce52">
            <text:p>13,009</text:p>
          </table:table-cell>
          <table:table-cell office:value-type="float" office:value="42613" table:style-name="ce11">
            <text:p>42,613</text:p>
          </table:table-cell>
          <table:table-cell office:value-type="float" office:value="21861" table:style-name="ce11">
            <text:p>21,861</text:p>
          </table:table-cell>
          <table:table-cell office:value-type="float" office:value="20752" table:style-name="ce10">
            <text:p>20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4" table:style-name="ce52">
            <text:p>5,304</text:p>
          </table:table-cell>
          <table:table-cell office:value-type="float" office:value="14887" table:style-name="ce11">
            <text:p>14,887</text:p>
          </table:table-cell>
          <table:table-cell office:value-type="float" office:value="7837" table:style-name="ce11">
            <text:p>7,837</text:p>
          </table:table-cell>
          <table:table-cell office:value-type="float" office:value="7050" table:style-name="ce10">
            <text:p>7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12" table:style-name="ce52">
            <text:p>8,012</text:p>
          </table:table-cell>
          <table:table-cell office:value-type="float" office:value="27028" table:style-name="ce11">
            <text:p>27,028</text:p>
          </table:table-cell>
          <table:table-cell office:value-type="float" office:value="13942" table:style-name="ce11">
            <text:p>13,942</text:p>
          </table:table-cell>
          <table:table-cell office:value-type="float" office:value="13086" table:style-name="ce10">
            <text:p>13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38" table:style-name="ce52">
            <text:p>9,138</text:p>
          </table:table-cell>
          <table:table-cell office:value-type="float" office:value="30387" table:style-name="ce11">
            <text:p>30,387</text:p>
          </table:table-cell>
          <table:table-cell office:value-type="float" office:value="15691" table:style-name="ce11">
            <text:p>15,691</text:p>
          </table:table-cell>
          <table:table-cell office:value-type="float" office:value="14696" table:style-name="ce10">
            <text:p>14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6" table:style-name="ce52">
            <text:p>10,156</text:p>
          </table:table-cell>
          <table:table-cell office:value-type="float" office:value="33172" table:style-name="ce11">
            <text:p>33,172</text:p>
          </table:table-cell>
          <table:table-cell office:value-type="float" office:value="17501" table:style-name="ce11">
            <text:p>17,501</text:p>
          </table:table-cell>
          <table:table-cell office:value-type="float" office:value="15671" table:style-name="ce10">
            <text:p>15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23" table:style-name="ce52">
            <text:p>5,223</text:p>
          </table:table-cell>
          <table:table-cell office:value-type="float" office:value="16410" table:style-name="ce11">
            <text:p>16,410</text:p>
          </table:table-cell>
          <table:table-cell office:value-type="float" office:value="8857" table:style-name="ce11">
            <text:p>8,857</text:p>
          </table:table-cell>
          <table:table-cell office:value-type="float" office:value="7553" table:style-name="ce10">
            <text:p>7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5" table:style-name="ce52">
            <text:p>4,595</text:p>
          </table:table-cell>
          <table:table-cell office:value-type="float" office:value="14948" table:style-name="ce11">
            <text:p>14,948</text:p>
          </table:table-cell>
          <table:table-cell office:value-type="float" office:value="7826" table:style-name="ce11">
            <text:p>7,826</text:p>
          </table:table-cell>
          <table:table-cell office:value-type="float" office:value="7122" table:style-name="ce10">
            <text:p>7,12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8" table:style-name="ce53">
            <text:p>9,018</text:p>
          </table:table-cell>
          <table:table-cell office:value-type="float" office:value="29427" table:style-name="ce18">
            <text:p>29,427</text:p>
          </table:table-cell>
          <table:table-cell office:value-type="float" office:value="15373" table:style-name="ce18">
            <text:p>15,373</text:p>
          </table:table-cell>
          <table:table-cell office:value-type="float" office:value="14054" table:style-name="ce17">
            <text:p>14,05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094" table:style-name="ce71">
            <text:p>179,094</text:p>
          </table:table-cell>
          <table:table-cell office:value-type="float" office:value="494692" table:style-name="ce79">
            <text:p>494,692</text:p>
          </table:table-cell>
          <table:table-cell office:value-type="float" office:value="253070" table:style-name="ce79">
            <text:p>253,070</text:p>
          </table:table-cell>
          <table:table-cell office:value-type="float" office:value="241622" table:style-name="ce73">
            <text:p>241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6" table:style-name="ce52">
            <text:p>35,196</text:p>
          </table:table-cell>
          <table:table-cell office:value-type="float" office:value="99280" table:style-name="ce11">
            <text:p>99,280</text:p>
          </table:table-cell>
          <table:table-cell office:value-type="float" office:value="49656" table:style-name="ce11">
            <text:p>49,656</text:p>
          </table:table-cell>
          <table:table-cell office:value-type="float" office:value="49624" table:style-name="ce10">
            <text:p>49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67" table:style-name="ce52">
            <text:p>29,067</text:p>
          </table:table-cell>
          <table:table-cell office:value-type="float" office:value="80047" table:style-name="ce11">
            <text:p>80,047</text:p>
          </table:table-cell>
          <table:table-cell office:value-type="float" office:value="39828" table:style-name="ce11">
            <text:p>39,828</text:p>
          </table:table-cell>
          <table:table-cell office:value-type="float" office:value="40219" table:style-name="ce10">
            <text:p>40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777" table:style-name="ce52">
            <text:p>33,777</text:p>
          </table:table-cell>
          <table:table-cell office:value-type="float" office:value="97509" table:style-name="ce11">
            <text:p>97,509</text:p>
          </table:table-cell>
          <table:table-cell office:value-type="float" office:value="49233" table:style-name="ce11">
            <text:p>49,233</text:p>
          </table:table-cell>
          <table:table-cell office:value-type="float" office:value="48276" table:style-name="ce10">
            <text:p>48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91" table:style-name="ce52">
            <text:p>20,191</text:p>
          </table:table-cell>
          <table:table-cell office:value-type="float" office:value="54004" table:style-name="ce11">
            <text:p>54,004</text:p>
          </table:table-cell>
          <table:table-cell office:value-type="float" office:value="27609" table:style-name="ce11">
            <text:p>27,609</text:p>
          </table:table-cell>
          <table:table-cell office:value-type="float" office:value="26395" table:style-name="ce10">
            <text:p>26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7" table:style-name="ce52">
            <text:p>4,267</text:p>
          </table:table-cell>
          <table:table-cell office:value-type="float" office:value="10640" table:style-name="ce11">
            <text:p>10,640</text:p>
          </table:table-cell>
          <table:table-cell office:value-type="float" office:value="5558" table:style-name="ce11">
            <text:p>5,558</text:p>
          </table:table-cell>
          <table:table-cell office:value-type="float" office:value="5082" table:style-name="ce10">
            <text:p>5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49" table:style-name="ce52">
            <text:p>12,649</text:p>
          </table:table-cell>
          <table:table-cell office:value-type="float" office:value="38018" table:style-name="ce11">
            <text:p>38,018</text:p>
          </table:table-cell>
          <table:table-cell office:value-type="float" office:value="20030" table:style-name="ce11">
            <text:p>20,030</text:p>
          </table:table-cell>
          <table:table-cell office:value-type="float" office:value="17988" table:style-name="ce10">
            <text:p>17,9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80" table:style-name="ce52">
            <text:p>8,080</text:p>
          </table:table-cell>
          <table:table-cell office:value-type="float" office:value="17549" table:style-name="ce11">
            <text:p>17,549</text:p>
          </table:table-cell>
          <table:table-cell office:value-type="float" office:value="9364" table:style-name="ce11">
            <text:p>9,364</text:p>
          </table:table-cell>
          <table:table-cell office:value-type="float" office:value="8185" table:style-name="ce10">
            <text:p>8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01" table:style-name="ce52">
            <text:p>5,601</text:p>
          </table:table-cell>
          <table:table-cell office:value-type="float" office:value="14549" table:style-name="ce11">
            <text:p>14,549</text:p>
          </table:table-cell>
          <table:table-cell office:value-type="float" office:value="7890" table:style-name="ce11">
            <text:p>7,890</text:p>
          </table:table-cell>
          <table:table-cell office:value-type="float" office:value="6659" table:style-name="ce10">
            <text:p>6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0" table:style-name="ce52">
            <text:p>5,760</text:p>
          </table:table-cell>
          <table:table-cell office:value-type="float" office:value="15634" table:style-name="ce11">
            <text:p>15,634</text:p>
          </table:table-cell>
          <table:table-cell office:value-type="float" office:value="8230" table:style-name="ce11">
            <text:p>8,230</text:p>
          </table:table-cell>
          <table:table-cell office:value-type="float" office:value="7404" table:style-name="ce10">
            <text:p>7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61" table:style-name="ce52">
            <text:p>7,261</text:p>
          </table:table-cell>
          <table:table-cell office:value-type="float" office:value="18322" table:style-name="ce11">
            <text:p>18,322</text:p>
          </table:table-cell>
          <table:table-cell office:value-type="float" office:value="9885" table:style-name="ce11">
            <text:p>9,885</text:p>
          </table:table-cell>
          <table:table-cell office:value-type="float" office:value="8437" table:style-name="ce10">
            <text:p>8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5" table:style-name="ce52">
            <text:p>7,085</text:p>
          </table:table-cell>
          <table:table-cell office:value-type="float" office:value="17292" table:style-name="ce11">
            <text:p>17,292</text:p>
          </table:table-cell>
          <table:table-cell office:value-type="float" office:value="9052" table:style-name="ce11">
            <text:p>9,052</text:p>
          </table:table-cell>
          <table:table-cell office:value-type="float" office:value="8240" table:style-name="ce10">
            <text:p>8,2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80" table:style-name="ce52">
            <text:p>5,280</text:p>
          </table:table-cell>
          <table:table-cell office:value-type="float" office:value="16001" table:style-name="ce11">
            <text:p>16,001</text:p>
          </table:table-cell>
          <table:table-cell office:value-type="float" office:value="8588" table:style-name="ce11">
            <text:p>8,588</text:p>
          </table:table-cell>
          <table:table-cell office:value-type="float" office:value="7413" table:style-name="ce10">
            <text:p>7,4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80" table:style-name="ce53">
            <text:p>4,880</text:p>
          </table:table-cell>
          <table:table-cell office:value-type="float" office:value="15847" table:style-name="ce18">
            <text:p>15,847</text:p>
          </table:table-cell>
          <table:table-cell office:value-type="float" office:value="8147" table:style-name="ce18">
            <text:p>8,147</text:p>
          </table:table-cell>
          <table:table-cell office:value-type="float" office:value="7700" table:style-name="ce17">
            <text:p>7,70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112" table:style-name="ce71">
            <text:p>242,112</text:p>
          </table:table-cell>
          <table:table-cell office:value-type="float" office:value="682066" table:style-name="ce79">
            <text:p>682,066</text:p>
          </table:table-cell>
          <table:table-cell office:value-type="float" office:value="353304" table:style-name="ce79">
            <text:p>353,304</text:p>
          </table:table-cell>
          <table:table-cell office:value-type="float" office:value="328762" table:style-name="ce73">
            <text:p>328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48" table:style-name="ce52">
            <text:p>38,948</text:p>
          </table:table-cell>
          <table:table-cell office:value-type="float" office:value="108601" table:style-name="ce11">
            <text:p>108,601</text:p>
          </table:table-cell>
          <table:table-cell office:value-type="float" office:value="53945" table:style-name="ce11">
            <text:p>53,945</text:p>
          </table:table-cell>
          <table:table-cell office:value-type="float" office:value="54656" table:style-name="ce10">
            <text:p>54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83" table:style-name="ce52">
            <text:p>15,983</text:p>
          </table:table-cell>
          <table:table-cell office:value-type="float" office:value="44287" table:style-name="ce11">
            <text:p>44,287</text:p>
          </table:table-cell>
          <table:table-cell office:value-type="float" office:value="22471" table:style-name="ce11">
            <text:p>22,471</text:p>
          </table:table-cell>
          <table:table-cell office:value-type="float" office:value="21816" table:style-name="ce10">
            <text:p>21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544" table:style-name="ce52">
            <text:p>25,544</text:p>
          </table:table-cell>
          <table:table-cell office:value-type="float" office:value="70980" table:style-name="ce11">
            <text:p>70,980</text:p>
          </table:table-cell>
          <table:table-cell office:value-type="float" office:value="35909" table:style-name="ce11">
            <text:p>35,909</text:p>
          </table:table-cell>
          <table:table-cell office:value-type="float" office:value="35071" table:style-name="ce10">
            <text:p>35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13" table:style-name="ce52">
            <text:p>14,913</text:p>
          </table:table-cell>
          <table:table-cell office:value-type="float" office:value="45826" table:style-name="ce11">
            <text:p>45,826</text:p>
          </table:table-cell>
          <table:table-cell office:value-type="float" office:value="23083" table:style-name="ce11">
            <text:p>23,083</text:p>
          </table:table-cell>
          <table:table-cell office:value-type="float" office:value="22743" table:style-name="ce10">
            <text:p>22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09" table:style-name="ce52">
            <text:p>9,509</text:p>
          </table:table-cell>
          <table:table-cell office:value-type="float" office:value="28603" table:style-name="ce11">
            <text:p>28,603</text:p>
          </table:table-cell>
          <table:table-cell office:value-type="float" office:value="14898" table:style-name="ce11">
            <text:p>14,898</text:p>
          </table:table-cell>
          <table:table-cell office:value-type="float" office:value="13705" table:style-name="ce10">
            <text:p>13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6" table:style-name="ce52">
            <text:p>16,036</text:p>
          </table:table-cell>
          <table:table-cell office:value-type="float" office:value="39521" table:style-name="ce11">
            <text:p>39,521</text:p>
          </table:table-cell>
          <table:table-cell office:value-type="float" office:value="20421" table:style-name="ce11">
            <text:p>20,421</text:p>
          </table:table-cell>
          <table:table-cell office:value-type="float" office:value="19100" table:style-name="ce10">
            <text:p>19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45" table:style-name="ce52">
            <text:p>11,145</text:p>
          </table:table-cell>
          <table:table-cell office:value-type="float" office:value="31273" table:style-name="ce11">
            <text:p>31,273</text:p>
          </table:table-cell>
          <table:table-cell office:value-type="float" office:value="16476" table:style-name="ce11">
            <text:p>16,476</text:p>
          </table:table-cell>
          <table:table-cell office:value-type="float" office:value="14797" table:style-name="ce10">
            <text:p>14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4" table:style-name="ce52">
            <text:p>6,624</text:p>
          </table:table-cell>
          <table:table-cell office:value-type="float" office:value="18824" table:style-name="ce11">
            <text:p>18,824</text:p>
          </table:table-cell>
          <table:table-cell office:value-type="float" office:value="10063" table:style-name="ce11">
            <text:p>10,063</text:p>
          </table:table-cell>
          <table:table-cell office:value-type="float" office:value="8761" table:style-name="ce10">
            <text:p>8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92" table:style-name="ce52">
            <text:p>9,392</text:p>
          </table:table-cell>
          <table:table-cell office:value-type="float" office:value="28491" table:style-name="ce11">
            <text:p>28,491</text:p>
          </table:table-cell>
          <table:table-cell office:value-type="float" office:value="14892" table:style-name="ce11">
            <text:p>14,892</text:p>
          </table:table-cell>
          <table:table-cell office:value-type="float" office:value="13599" table:style-name="ce10">
            <text:p>13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4" table:style-name="ce52">
            <text:p>6,024</text:p>
          </table:table-cell>
          <table:table-cell office:value-type="float" office:value="17914" table:style-name="ce11">
            <text:p>17,914</text:p>
          </table:table-cell>
          <table:table-cell office:value-type="float" office:value="9380" table:style-name="ce11">
            <text:p>9,380</text:p>
          </table:table-cell>
          <table:table-cell office:value-type="float" office:value="8534" table:style-name="ce10">
            <text:p>8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3" table:style-name="ce52">
            <text:p>8,923</text:p>
          </table:table-cell>
          <table:table-cell office:value-type="float" office:value="26474" table:style-name="ce11">
            <text:p>26,474</text:p>
          </table:table-cell>
          <table:table-cell office:value-type="float" office:value="14135" table:style-name="ce11">
            <text:p>14,135</text:p>
          </table:table-cell>
          <table:table-cell office:value-type="float" office:value="12339" table:style-name="ce10">
            <text:p>12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22" table:style-name="ce52">
            <text:p>8,522</text:p>
          </table:table-cell>
          <table:table-cell office:value-type="float" office:value="24075" table:style-name="ce11">
            <text:p>24,075</text:p>
          </table:table-cell>
          <table:table-cell office:value-type="float" office:value="12719" table:style-name="ce11">
            <text:p>12,719</text:p>
          </table:table-cell>
          <table:table-cell office:value-type="float" office:value="11356" table:style-name="ce10">
            <text:p>11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17" table:style-name="ce52">
            <text:p>14,817</text:p>
          </table:table-cell>
          <table:table-cell office:value-type="float" office:value="46864" table:style-name="ce11">
            <text:p>46,864</text:p>
          </table:table-cell>
          <table:table-cell office:value-type="float" office:value="23404" table:style-name="ce11">
            <text:p>23,404</text:p>
          </table:table-cell>
          <table:table-cell office:value-type="float" office:value="23460" table:style-name="ce10">
            <text:p>23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02" table:style-name="ce52">
            <text:p>5,702</text:p>
          </table:table-cell>
          <table:table-cell office:value-type="float" office:value="14480" table:style-name="ce11">
            <text:p>14,480</text:p>
          </table:table-cell>
          <table:table-cell office:value-type="float" office:value="8035" table:style-name="ce11">
            <text:p>8,035</text:p>
          </table:table-cell>
          <table:table-cell office:value-type="float" office:value="6445" table:style-name="ce10">
            <text:p>6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2" table:style-name="ce52">
            <text:p>4,432</text:p>
          </table:table-cell>
          <table:table-cell office:value-type="float" office:value="12710" table:style-name="ce11">
            <text:p>12,710</text:p>
          </table:table-cell>
          <table:table-cell office:value-type="float" office:value="6848" table:style-name="ce11">
            <text:p>6,848</text:p>
          </table:table-cell>
          <table:table-cell office:value-type="float" office:value="5862" table:style-name="ce10">
            <text:p>5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600" table:style-name="ce52">
            <text:p>8,600</text:p>
          </table:table-cell>
          <table:table-cell office:value-type="float" office:value="23362" table:style-name="ce11">
            <text:p>23,362</text:p>
          </table:table-cell>
          <table:table-cell office:value-type="float" office:value="12530" table:style-name="ce11">
            <text:p>12,530</text:p>
          </table:table-cell>
          <table:table-cell office:value-type="float" office:value="10832" table:style-name="ce10">
            <text:p>10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90" table:style-name="ce52">
            <text:p>9,190</text:p>
          </table:table-cell>
          <table:table-cell office:value-type="float" office:value="25199" table:style-name="ce11">
            <text:p>25,199</text:p>
          </table:table-cell>
          <table:table-cell office:value-type="float" office:value="13813" table:style-name="ce11">
            <text:p>13,813</text:p>
          </table:table-cell>
          <table:table-cell office:value-type="float" office:value="11386" table:style-name="ce10">
            <text:p>11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62" table:style-name="ce52">
            <text:p>8,662</text:p>
          </table:table-cell>
          <table:table-cell office:value-type="float" office:value="22855" table:style-name="ce11">
            <text:p>22,855</text:p>
          </table:table-cell>
          <table:table-cell office:value-type="float" office:value="12393" table:style-name="ce11">
            <text:p>12,393</text:p>
          </table:table-cell>
          <table:table-cell office:value-type="float" office:value="10462" table:style-name="ce10">
            <text:p>10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85" table:style-name="ce52">
            <text:p>9,385</text:p>
          </table:table-cell>
          <table:table-cell office:value-type="float" office:value="26882" table:style-name="ce11">
            <text:p>26,882</text:p>
          </table:table-cell>
          <table:table-cell office:value-type="float" office:value="14350" table:style-name="ce11">
            <text:p>14,350</text:p>
          </table:table-cell>
          <table:table-cell office:value-type="float" office:value="12532" table:style-name="ce10">
            <text:p>12,53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61" table:style-name="ce53">
            <text:p>9,761</text:p>
          </table:table-cell>
          <table:table-cell office:value-type="float" office:value="24845" table:style-name="ce18">
            <text:p>24,845</text:p>
          </table:table-cell>
          <table:table-cell office:value-type="float" office:value="13539" table:style-name="ce18">
            <text:p>13,539</text:p>
          </table:table-cell>
          <table:table-cell office:value-type="float" office:value="11306" table:style-name="ce17">
            <text:p>11,30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727" table:style-name="ce71">
            <text:p>183,727</text:p>
          </table:table-cell>
          <table:table-cell office:value-type="float" office:value="503773" table:style-name="ce79">
            <text:p>503,773</text:p>
          </table:table-cell>
          <table:table-cell office:value-type="float" office:value="261582" table:style-name="ce79">
            <text:p>261,582</text:p>
          </table:table-cell>
          <table:table-cell office:value-type="float" office:value="242191" table:style-name="ce73">
            <text:p>242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21" table:style-name="ce52">
            <text:p>13,421</text:p>
          </table:table-cell>
          <table:table-cell office:value-type="float" office:value="38235" table:style-name="ce11">
            <text:p>38,235</text:p>
          </table:table-cell>
          <table:table-cell office:value-type="float" office:value="19558" table:style-name="ce11">
            <text:p>19,558</text:p>
          </table:table-cell>
          <table:table-cell office:value-type="float" office:value="18677" table:style-name="ce10">
            <text:p>18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18" table:style-name="ce52">
            <text:p>15,818</text:p>
          </table:table-cell>
          <table:table-cell office:value-type="float" office:value="41904" table:style-name="ce11">
            <text:p>41,904</text:p>
          </table:table-cell>
          <table:table-cell office:value-type="float" office:value="21164" table:style-name="ce11">
            <text:p>21,164</text:p>
          </table:table-cell>
          <table:table-cell office:value-type="float" office:value="20740" table:style-name="ce10">
            <text:p>20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7" table:style-name="ce52">
            <text:p>9,867</text:p>
          </table:table-cell>
          <table:table-cell office:value-type="float" office:value="26402" table:style-name="ce11">
            <text:p>26,402</text:p>
          </table:table-cell>
          <table:table-cell office:value-type="float" office:value="13473" table:style-name="ce11">
            <text:p>13,473</text:p>
          </table:table-cell>
          <table:table-cell office:value-type="float" office:value="12929" table:style-name="ce10">
            <text:p>12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29" table:style-name="ce52">
            <text:p>11,429</text:p>
          </table:table-cell>
          <table:table-cell office:value-type="float" office:value="30734" table:style-name="ce11">
            <text:p>30,734</text:p>
          </table:table-cell>
          <table:table-cell office:value-type="float" office:value="15691" table:style-name="ce11">
            <text:p>15,691</text:p>
          </table:table-cell>
          <table:table-cell office:value-type="float" office:value="15043" table:style-name="ce10">
            <text:p>15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38" table:style-name="ce52">
            <text:p>25,338</text:p>
          </table:table-cell>
          <table:table-cell office:value-type="float" office:value="71362" table:style-name="ce11">
            <text:p>71,362</text:p>
          </table:table-cell>
          <table:table-cell office:value-type="float" office:value="36471" table:style-name="ce11">
            <text:p>36,471</text:p>
          </table:table-cell>
          <table:table-cell office:value-type="float" office:value="34891" table:style-name="ce10">
            <text:p>34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90" table:style-name="ce52">
            <text:p>5,290</text:p>
          </table:table-cell>
          <table:table-cell office:value-type="float" office:value="14331" table:style-name="ce11">
            <text:p>14,331</text:p>
          </table:table-cell>
          <table:table-cell office:value-type="float" office:value="7646" table:style-name="ce11">
            <text:p>7,646</text:p>
          </table:table-cell>
          <table:table-cell office:value-type="float" office:value="6685" table:style-name="ce10">
            <text:p>6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29" table:style-name="ce52">
            <text:p>10,729</text:p>
          </table:table-cell>
          <table:table-cell office:value-type="float" office:value="31505" table:style-name="ce11">
            <text:p>31,505</text:p>
          </table:table-cell>
          <table:table-cell office:value-type="float" office:value="16623" table:style-name="ce11">
            <text:p>16,623</text:p>
          </table:table-cell>
          <table:table-cell office:value-type="float" office:value="14882" table:style-name="ce10">
            <text:p>14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82" table:style-name="ce52">
            <text:p>8,782</text:p>
          </table:table-cell>
          <table:table-cell office:value-type="float" office:value="22618" table:style-name="ce11">
            <text:p>22,618</text:p>
          </table:table-cell>
          <table:table-cell office:value-type="float" office:value="11951" table:style-name="ce11">
            <text:p>11,951</text:p>
          </table:table-cell>
          <table:table-cell office:value-type="float" office:value="10667" table:style-name="ce10">
            <text:p>10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61" table:style-name="ce52">
            <text:p>9,161</text:p>
          </table:table-cell>
          <table:table-cell office:value-type="float" office:value="24221" table:style-name="ce11">
            <text:p>24,221</text:p>
          </table:table-cell>
          <table:table-cell office:value-type="float" office:value="12830" table:style-name="ce11">
            <text:p>12,830</text:p>
          </table:table-cell>
          <table:table-cell office:value-type="float" office:value="11391" table:style-name="ce10">
            <text:p>11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82" table:style-name="ce52">
            <text:p>7,282</text:p>
          </table:table-cell>
          <table:table-cell office:value-type="float" office:value="17945" table:style-name="ce11">
            <text:p>17,945</text:p>
          </table:table-cell>
          <table:table-cell office:value-type="float" office:value="9338" table:style-name="ce11">
            <text:p>9,338</text:p>
          </table:table-cell>
          <table:table-cell office:value-type="float" office:value="8607" table:style-name="ce10">
            <text:p>8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3" table:style-name="ce52">
            <text:p>5,743</text:p>
          </table:table-cell>
          <table:table-cell office:value-type="float" office:value="15158" table:style-name="ce11">
            <text:p>15,158</text:p>
          </table:table-cell>
          <table:table-cell office:value-type="float" office:value="8150" table:style-name="ce11">
            <text:p>8,150</text:p>
          </table:table-cell>
          <table:table-cell office:value-type="float" office:value="7008" table:style-name="ce10">
            <text:p>7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03" table:style-name="ce52">
            <text:p>18,303</text:p>
          </table:table-cell>
          <table:table-cell office:value-type="float" office:value="49247" table:style-name="ce11">
            <text:p>49,247</text:p>
          </table:table-cell>
          <table:table-cell office:value-type="float" office:value="25409" table:style-name="ce11">
            <text:p>25,409</text:p>
          </table:table-cell>
          <table:table-cell office:value-type="float" office:value="23838" table:style-name="ce10">
            <text:p>23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05" table:style-name="ce52">
            <text:p>16,105</text:p>
          </table:table-cell>
          <table:table-cell office:value-type="float" office:value="44376" table:style-name="ce11">
            <text:p>44,376</text:p>
          </table:table-cell>
          <table:table-cell office:value-type="float" office:value="23062" table:style-name="ce11">
            <text:p>23,062</text:p>
          </table:table-cell>
          <table:table-cell office:value-type="float" office:value="21314" table:style-name="ce10">
            <text:p>21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4" table:style-name="ce52">
            <text:p>11,694</text:p>
          </table:table-cell>
          <table:table-cell office:value-type="float" office:value="35277" table:style-name="ce11">
            <text:p>35,277</text:p>
          </table:table-cell>
          <table:table-cell office:value-type="float" office:value="18766" table:style-name="ce11">
            <text:p>18,766</text:p>
          </table:table-cell>
          <table:table-cell office:value-type="float" office:value="16511" table:style-name="ce10">
            <text:p>16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9" table:style-name="ce52">
            <text:p>6,759</text:p>
          </table:table-cell>
          <table:table-cell office:value-type="float" office:value="19032" table:style-name="ce11">
            <text:p>19,032</text:p>
          </table:table-cell>
          <table:table-cell office:value-type="float" office:value="10097" table:style-name="ce11">
            <text:p>10,097</text:p>
          </table:table-cell>
          <table:table-cell office:value-type="float" office:value="8935" table:style-name="ce10">
            <text:p>8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2" table:style-name="ce52">
            <text:p>4,212</text:p>
          </table:table-cell>
          <table:table-cell office:value-type="float" office:value="11294" table:style-name="ce11">
            <text:p>11,294</text:p>
          </table:table-cell>
          <table:table-cell office:value-type="float" office:value="6089" table:style-name="ce11">
            <text:p>6,089</text:p>
          </table:table-cell>
          <table:table-cell office:value-type="float" office:value="5205" table:style-name="ce10">
            <text:p>5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1" table:style-name="ce52">
            <text:p>1,921</text:p>
          </table:table-cell>
          <table:table-cell office:value-type="float" office:value="4593" table:style-name="ce11">
            <text:p>4,593</text:p>
          </table:table-cell>
          <table:table-cell office:value-type="float" office:value="2358" table:style-name="ce11">
            <text:p>2,358</text:p>
          </table:table-cell>
          <table:table-cell office:value-type="float" office:value="2235" table:style-name="ce10">
            <text:p>2,23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3" table:style-name="ce53">
            <text:p>1,873</text:p>
          </table:table-cell>
          <table:table-cell office:value-type="float" office:value="5539" table:style-name="ce18">
            <text:p>5,539</text:p>
          </table:table-cell>
          <table:table-cell office:value-type="float" office:value="2906" table:style-name="ce18">
            <text:p>2,906</text:p>
          </table:table-cell>
          <table:table-cell office:value-type="float" office:value="2633" table:style-name="ce17">
            <text:p>2,63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758" table:style-name="ce71">
            <text:p>289,758</text:p>
          </table:table-cell>
          <table:table-cell office:value-type="float" office:value="820155" table:style-name="ce79">
            <text:p>820,155</text:p>
          </table:table-cell>
          <table:table-cell office:value-type="float" office:value="418451" table:style-name="ce79">
            <text:p>418,451</text:p>
          </table:table-cell>
          <table:table-cell office:value-type="float" office:value="401704" table:style-name="ce73">
            <text:p>401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046" table:style-name="ce52">
            <text:p>75,046</text:p>
          </table:table-cell>
          <table:table-cell office:value-type="float" office:value="199119" table:style-name="ce11">
            <text:p>199,119</text:p>
          </table:table-cell>
          <table:table-cell office:value-type="float" office:value="98056" table:style-name="ce11">
            <text:p>98,056</text:p>
          </table:table-cell>
          <table:table-cell office:value-type="float" office:value="101063" table:style-name="ce10">
            <text:p>101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944" table:style-name="ce52">
            <text:p>19,944</text:p>
          </table:table-cell>
          <table:table-cell office:value-type="float" office:value="53902" table:style-name="ce11">
            <text:p>53,902</text:p>
          </table:table-cell>
          <table:table-cell office:value-type="float" office:value="26899" table:style-name="ce11">
            <text:p>26,899</text:p>
          </table:table-cell>
          <table:table-cell office:value-type="float" office:value="27003" table:style-name="ce10">
            <text:p>27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56" table:style-name="ce52">
            <text:p>16,956</text:p>
          </table:table-cell>
          <table:table-cell office:value-type="float" office:value="47254" table:style-name="ce11">
            <text:p>47,254</text:p>
          </table:table-cell>
          <table:table-cell office:value-type="float" office:value="23813" table:style-name="ce11">
            <text:p>23,813</text:p>
          </table:table-cell>
          <table:table-cell office:value-type="float" office:value="23441" table:style-name="ce10">
            <text:p>23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83" table:style-name="ce52">
            <text:p>11,783</text:p>
          </table:table-cell>
          <table:table-cell office:value-type="float" office:value="30678" table:style-name="ce11">
            <text:p>30,678</text:p>
          </table:table-cell>
          <table:table-cell office:value-type="float" office:value="15717" table:style-name="ce11">
            <text:p>15,717</text:p>
          </table:table-cell>
          <table:table-cell office:value-type="float" office:value="14961" table:style-name="ce10">
            <text:p>14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66" table:style-name="ce52">
            <text:p>15,366</text:p>
          </table:table-cell>
          <table:table-cell office:value-type="float" office:value="50480" table:style-name="ce11">
            <text:p>50,480</text:p>
          </table:table-cell>
          <table:table-cell office:value-type="float" office:value="26196" table:style-name="ce11">
            <text:p>26,196</text:p>
          </table:table-cell>
          <table:table-cell office:value-type="float" office:value="24284" table:style-name="ce10">
            <text:p>24,2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44" table:style-name="ce52">
            <text:p>10,244</text:p>
          </table:table-cell>
          <table:table-cell office:value-type="float" office:value="29540" table:style-name="ce11">
            <text:p>29,540</text:p>
          </table:table-cell>
          <table:table-cell office:value-type="float" office:value="15406" table:style-name="ce11">
            <text:p>15,406</text:p>
          </table:table-cell>
          <table:table-cell office:value-type="float" office:value="14134" table:style-name="ce10">
            <text:p>14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80" table:style-name="ce52">
            <text:p>3,880</text:p>
          </table:table-cell>
          <table:table-cell office:value-type="float" office:value="10959" table:style-name="ce11">
            <text:p>10,959</text:p>
          </table:table-cell>
          <table:table-cell office:value-type="float" office:value="5688" table:style-name="ce11">
            <text:p>5,688</text:p>
          </table:table-cell>
          <table:table-cell office:value-type="float" office:value="5271" table:style-name="ce10">
            <text:p>5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40" table:style-name="ce52">
            <text:p>7,140</text:p>
          </table:table-cell>
          <table:table-cell office:value-type="float" office:value="21985" table:style-name="ce11">
            <text:p>21,985</text:p>
          </table:table-cell>
          <table:table-cell office:value-type="float" office:value="11317" table:style-name="ce11">
            <text:p>11,317</text:p>
          </table:table-cell>
          <table:table-cell office:value-type="float" office:value="10668" table:style-name="ce10">
            <text:p>10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3" table:style-name="ce52">
            <text:p>8,233</text:p>
          </table:table-cell>
          <table:table-cell office:value-type="float" office:value="25829" table:style-name="ce11">
            <text:p>25,829</text:p>
          </table:table-cell>
          <table:table-cell office:value-type="float" office:value="13127" table:style-name="ce11">
            <text:p>13,127</text:p>
          </table:table-cell>
          <table:table-cell office:value-type="float" office:value="12702" table:style-name="ce10">
            <text:p>12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0" table:style-name="ce52">
            <text:p>7,890</text:p>
          </table:table-cell>
          <table:table-cell office:value-type="float" office:value="25377" table:style-name="ce11">
            <text:p>25,377</text:p>
          </table:table-cell>
          <table:table-cell office:value-type="float" office:value="13141" table:style-name="ce11">
            <text:p>13,141</text:p>
          </table:table-cell>
          <table:table-cell office:value-type="float" office:value="12236" table:style-name="ce10">
            <text:p>12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37" table:style-name="ce52">
            <text:p>9,237</text:p>
          </table:table-cell>
          <table:table-cell office:value-type="float" office:value="24043" table:style-name="ce11">
            <text:p>24,043</text:p>
          </table:table-cell>
          <table:table-cell office:value-type="float" office:value="12834" table:style-name="ce11">
            <text:p>12,834</text:p>
          </table:table-cell>
          <table:table-cell office:value-type="float" office:value="11209" table:style-name="ce10">
            <text:p>11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30" table:style-name="ce52">
            <text:p>6,530</text:p>
          </table:table-cell>
          <table:table-cell office:value-type="float" office:value="20474" table:style-name="ce11">
            <text:p>20,474</text:p>
          </table:table-cell>
          <table:table-cell office:value-type="float" office:value="10649" table:style-name="ce11">
            <text:p>10,649</text:p>
          </table:table-cell>
          <table:table-cell office:value-type="float" office:value="9825" table:style-name="ce10">
            <text:p>9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38" table:style-name="ce52">
            <text:p>18,838</text:p>
          </table:table-cell>
          <table:table-cell office:value-type="float" office:value="53721" table:style-name="ce11">
            <text:p>53,721</text:p>
          </table:table-cell>
          <table:table-cell office:value-type="float" office:value="27722" table:style-name="ce11">
            <text:p>27,722</text:p>
          </table:table-cell>
          <table:table-cell office:value-type="float" office:value="25999" table:style-name="ce10">
            <text:p>25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2" table:style-name="ce52">
            <text:p>5,662</text:p>
          </table:table-cell>
          <table:table-cell office:value-type="float" office:value="16916" table:style-name="ce11">
            <text:p>16,916</text:p>
          </table:table-cell>
          <table:table-cell office:value-type="float" office:value="8983" table:style-name="ce11">
            <text:p>8,983</text:p>
          </table:table-cell>
          <table:table-cell office:value-type="float" office:value="7933" table:style-name="ce10">
            <text:p>7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7" table:style-name="ce52">
            <text:p>3,447</text:p>
          </table:table-cell>
          <table:table-cell office:value-type="float" office:value="9760" table:style-name="ce11">
            <text:p>9,760</text:p>
          </table:table-cell>
          <table:table-cell office:value-type="float" office:value="5202" table:style-name="ce11">
            <text:p>5,202</text:p>
          </table:table-cell>
          <table:table-cell office:value-type="float" office:value="4558" table:style-name="ce10">
            <text:p>4,5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99" table:style-name="ce52">
            <text:p>8,599</text:p>
          </table:table-cell>
          <table:table-cell office:value-type="float" office:value="24096" table:style-name="ce11">
            <text:p>24,096</text:p>
          </table:table-cell>
          <table:table-cell office:value-type="float" office:value="12598" table:style-name="ce11">
            <text:p>12,598</text:p>
          </table:table-cell>
          <table:table-cell office:value-type="float" office:value="11498" table:style-name="ce10">
            <text:p>11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56" table:style-name="ce52">
            <text:p>11,856</text:p>
          </table:table-cell>
          <table:table-cell office:value-type="float" office:value="34554" table:style-name="ce11">
            <text:p>34,554</text:p>
          </table:table-cell>
          <table:table-cell office:value-type="float" office:value="17906" table:style-name="ce11">
            <text:p>17,906</text:p>
          </table:table-cell>
          <table:table-cell office:value-type="float" office:value="16648" table:style-name="ce10">
            <text:p>16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0" table:style-name="ce52">
            <text:p>4,530</text:p>
          </table:table-cell>
          <table:table-cell office:value-type="float" office:value="15380" table:style-name="ce11">
            <text:p>15,380</text:p>
          </table:table-cell>
          <table:table-cell office:value-type="float" office:value="7762" table:style-name="ce11">
            <text:p>7,762</text:p>
          </table:table-cell>
          <table:table-cell office:value-type="float" office:value="7618" table:style-name="ce10">
            <text:p>7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06" table:style-name="ce52">
            <text:p>6,706</text:p>
          </table:table-cell>
          <table:table-cell office:value-type="float" office:value="17620" table:style-name="ce11">
            <text:p>17,620</text:p>
          </table:table-cell>
          <table:table-cell office:value-type="float" office:value="8984" table:style-name="ce11">
            <text:p>8,984</text:p>
          </table:table-cell>
          <table:table-cell office:value-type="float" office:value="8636" table:style-name="ce10">
            <text:p>8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40" table:style-name="ce52">
            <text:p>3,740</text:p>
          </table:table-cell>
          <table:table-cell office:value-type="float" office:value="10557" table:style-name="ce11">
            <text:p>10,557</text:p>
          </table:table-cell>
          <table:table-cell office:value-type="float" office:value="5418" table:style-name="ce11">
            <text:p>5,418</text:p>
          </table:table-cell>
          <table:table-cell office:value-type="float" office:value="5139" table:style-name="ce10">
            <text:p>5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0" table:style-name="ce52">
            <text:p>6,970</text:p>
          </table:table-cell>
          <table:table-cell office:value-type="float" office:value="18885" table:style-name="ce11">
            <text:p>18,885</text:p>
          </table:table-cell>
          <table:table-cell office:value-type="float" office:value="9777" table:style-name="ce11">
            <text:p>9,777</text:p>
          </table:table-cell>
          <table:table-cell office:value-type="float" office:value="9108" table:style-name="ce10">
            <text:p>9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78" table:style-name="ce52">
            <text:p>4,578</text:p>
          </table:table-cell>
          <table:table-cell office:value-type="float" office:value="12219" table:style-name="ce11">
            <text:p>12,219</text:p>
          </table:table-cell>
          <table:table-cell office:value-type="float" office:value="6695" table:style-name="ce11">
            <text:p>6,695</text:p>
          </table:table-cell>
          <table:table-cell office:value-type="float" office:value="5524" table:style-name="ce10">
            <text:p>5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4" table:style-name="ce52">
            <text:p>3,474</text:p>
          </table:table-cell>
          <table:table-cell office:value-type="float" office:value="8444" table:style-name="ce11">
            <text:p>8,444</text:p>
          </table:table-cell>
          <table:table-cell office:value-type="float" office:value="4513" table:style-name="ce11">
            <text:p>4,513</text:p>
          </table:table-cell>
          <table:table-cell office:value-type="float" office:value="3931" table:style-name="ce10">
            <text:p>3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2" table:style-name="ce52">
            <text:p>3,022</text:p>
          </table:table-cell>
          <table:table-cell office:value-type="float" office:value="7707" table:style-name="ce11">
            <text:p>7,707</text:p>
          </table:table-cell>
          <table:table-cell office:value-type="float" office:value="4185" table:style-name="ce11">
            <text:p>4,185</text:p>
          </table:table-cell>
          <table:table-cell office:value-type="float" office:value="3522" table:style-name="ce10">
            <text:p>3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79" table:style-name="ce52">
            <text:p>2,079</text:p>
          </table:table-cell>
          <table:table-cell office:value-type="float" office:value="5374" table:style-name="ce11">
            <text:p>5,374</text:p>
          </table:table-cell>
          <table:table-cell office:value-type="float" office:value="2847" table:style-name="ce11">
            <text:p>2,847</text:p>
          </table:table-cell>
          <table:table-cell office:value-type="float" office:value="2527" table:style-name="ce10">
            <text:p>2,5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0" table:style-name="ce52">
            <text:p>2,330</text:p>
          </table:table-cell>
          <table:table-cell office:value-type="float" office:value="7661" table:style-name="ce11">
            <text:p>7,661</text:p>
          </table:table-cell>
          <table:table-cell office:value-type="float" office:value="3855" table:style-name="ce11">
            <text:p>3,855</text:p>
          </table:table-cell>
          <table:table-cell office:value-type="float" office:value="3806" table:style-name="ce10">
            <text:p>3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9" table:style-name="ce52">
            <text:p>1,049</text:p>
          </table:table-cell>
          <table:table-cell office:value-type="float" office:value="3292" table:style-name="ce11">
            <text:p>3,292</text:p>
          </table:table-cell>
          <table:table-cell office:value-type="float" office:value="1677" table:style-name="ce11">
            <text:p>1,677</text:p>
          </table:table-cell>
          <table:table-cell office:value-type="float" office:value="1615" table:style-name="ce10">
            <text:p>1,6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61" table:style-name="ce52">
            <text:p>2,061</text:p>
          </table:table-cell>
          <table:table-cell office:value-type="float" office:value="6776" table:style-name="ce11">
            <text:p>6,776</text:p>
          </table:table-cell>
          <table:table-cell office:value-type="float" office:value="3427" table:style-name="ce11">
            <text:p>3,427</text:p>
          </table:table-cell>
          <table:table-cell office:value-type="float" office:value="3349" table:style-name="ce10">
            <text:p>3,3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83" table:style-name="ce52">
            <text:p>1,383</text:p>
          </table:table-cell>
          <table:table-cell office:value-type="float" office:value="5400" table:style-name="ce11">
            <text:p>5,400</text:p>
          </table:table-cell>
          <table:table-cell office:value-type="float" office:value="2819" table:style-name="ce11">
            <text:p>2,819</text:p>
          </table:table-cell>
          <table:table-cell office:value-type="float" office:value="2581" table:style-name="ce10">
            <text:p>2,5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0" table:style-name="ce52">
            <text:p>2,240</text:p>
          </table:table-cell>
          <table:table-cell office:value-type="float" office:value="7438" table:style-name="ce11">
            <text:p>7,438</text:p>
          </table:table-cell>
          <table:table-cell office:value-type="float" office:value="3743" table:style-name="ce11">
            <text:p>3,743</text:p>
          </table:table-cell>
          <table:table-cell office:value-type="float" office:value="3695" table:style-name="ce10">
            <text:p>3,6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5" table:style-name="ce52">
            <text:p>1,425</text:p>
          </table:table-cell>
          <table:table-cell office:value-type="float" office:value="4947" table:style-name="ce11">
            <text:p>4,947</text:p>
          </table:table-cell>
          <table:table-cell office:value-type="float" office:value="2531" table:style-name="ce11">
            <text:p>2,531</text:p>
          </table:table-cell>
          <table:table-cell office:value-type="float" office:value="2416" table:style-name="ce10">
            <text:p>2,4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79" table:style-name="ce52">
            <text:p>1,579</text:p>
          </table:table-cell>
          <table:table-cell office:value-type="float" office:value="4886" table:style-name="ce11">
            <text:p>4,886</text:p>
          </table:table-cell>
          <table:table-cell office:value-type="float" office:value="2511" table:style-name="ce11">
            <text:p>2,511</text:p>
          </table:table-cell>
          <table:table-cell office:value-type="float" office:value="2375" table:style-name="ce10">
            <text:p>2,3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1" table:style-name="ce53">
            <text:p>1,941</text:p>
          </table:table-cell>
          <table:table-cell office:value-type="float" office:value="4882" table:style-name="ce18">
            <text:p>4,882</text:p>
          </table:table-cell>
          <table:table-cell office:value-type="float" office:value="2453" table:style-name="ce18">
            <text:p>2,453</text:p>
          </table:table-cell>
          <table:table-cell office:value-type="float" office:value="2429" table:style-name="ce17">
            <text:p>2,42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264" table:style-name="ce71">
            <text:p>83,264</text:p>
          </table:table-cell>
          <table:table-cell office:value-type="float" office:value="217166" table:style-name="ce79">
            <text:p>217,166</text:p>
          </table:table-cell>
          <table:table-cell office:value-type="float" office:value="111841" table:style-name="ce79">
            <text:p>111,841</text:p>
          </table:table-cell>
          <table:table-cell office:value-type="float" office:value="105325" table:style-name="ce73">
            <text:p>105,3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54" table:style-name="ce52">
            <text:p>40,054</text:p>
          </table:table-cell>
          <table:table-cell office:value-type="float" office:value="105195" table:style-name="ce11">
            <text:p>105,195</text:p>
          </table:table-cell>
          <table:table-cell office:value-type="float" office:value="52534" table:style-name="ce11">
            <text:p>52,534</text:p>
          </table:table-cell>
          <table:table-cell office:value-type="float" office:value="52661" table:style-name="ce10">
            <text:p>52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73" table:style-name="ce52">
            <text:p>5,373</text:p>
          </table:table-cell>
          <table:table-cell office:value-type="float" office:value="13816" table:style-name="ce11">
            <text:p>13,816</text:p>
          </table:table-cell>
          <table:table-cell office:value-type="float" office:value="7268" table:style-name="ce11">
            <text:p>7,268</text:p>
          </table:table-cell>
          <table:table-cell office:value-type="float" office:value="6548" table:style-name="ce10">
            <text:p>6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5" table:style-name="ce52">
            <text:p>3,195</text:p>
          </table:table-cell>
          <table:table-cell office:value-type="float" office:value="8621" table:style-name="ce11">
            <text:p>8,621</text:p>
          </table:table-cell>
          <table:table-cell office:value-type="float" office:value="4462" table:style-name="ce11">
            <text:p>4,462</text:p>
          </table:table-cell>
          <table:table-cell office:value-type="float" office:value="4159" table:style-name="ce10">
            <text:p>4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86" table:style-name="ce52">
            <text:p>6,786</text:p>
          </table:table-cell>
          <table:table-cell office:value-type="float" office:value="17187" table:style-name="ce11">
            <text:p>17,187</text:p>
          </table:table-cell>
          <table:table-cell office:value-type="float" office:value="9041" table:style-name="ce11">
            <text:p>9,041</text:p>
          </table:table-cell>
          <table:table-cell office:value-type="float" office:value="8146" table:style-name="ce10">
            <text:p>8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0" table:style-name="ce52">
            <text:p>2,450</text:p>
          </table:table-cell>
          <table:table-cell office:value-type="float" office:value="5873" table:style-name="ce11">
            <text:p>5,873</text:p>
          </table:table-cell>
          <table:table-cell office:value-type="float" office:value="3081" table:style-name="ce11">
            <text:p>3,081</text:p>
          </table:table-cell>
          <table:table-cell office:value-type="float" office:value="2792" table:style-name="ce10">
            <text:p>2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47" table:style-name="ce52">
            <text:p>4,747</text:p>
          </table:table-cell>
          <table:table-cell office:value-type="float" office:value="11033" table:style-name="ce11">
            <text:p>11,033</text:p>
          </table:table-cell>
          <table:table-cell office:value-type="float" office:value="5871" table:style-name="ce11">
            <text:p>5,871</text:p>
          </table:table-cell>
          <table:table-cell office:value-type="float" office:value="5162" table:style-name="ce10">
            <text:p>5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7" table:style-name="ce52">
            <text:p>3,767</text:p>
          </table:table-cell>
          <table:table-cell office:value-type="float" office:value="8385" table:style-name="ce11">
            <text:p>8,385</text:p>
          </table:table-cell>
          <table:table-cell office:value-type="float" office:value="4640" table:style-name="ce11">
            <text:p>4,640</text:p>
          </table:table-cell>
          <table:table-cell office:value-type="float" office:value="3745" table:style-name="ce10">
            <text:p>3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3" table:style-name="ce52">
            <text:p>2,893</text:p>
          </table:table-cell>
          <table:table-cell office:value-type="float" office:value="7069" table:style-name="ce11">
            <text:p>7,069</text:p>
          </table:table-cell>
          <table:table-cell office:value-type="float" office:value="3996" table:style-name="ce11">
            <text:p>3,996</text:p>
          </table:table-cell>
          <table:table-cell office:value-type="float" office:value="3073" table:style-name="ce10">
            <text:p>3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31" table:style-name="ce52">
            <text:p>3,031</text:p>
          </table:table-cell>
          <table:table-cell office:value-type="float" office:value="7736" table:style-name="ce11">
            <text:p>7,736</text:p>
          </table:table-cell>
          <table:table-cell office:value-type="float" office:value="4096" table:style-name="ce11">
            <text:p>4,096</text:p>
          </table:table-cell>
          <table:table-cell office:value-type="float" office:value="3640" table:style-name="ce10">
            <text:p>3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78" table:style-name="ce52">
            <text:p>3,178</text:p>
          </table:table-cell>
          <table:table-cell office:value-type="float" office:value="8149" table:style-name="ce11">
            <text:p>8,149</text:p>
          </table:table-cell>
          <table:table-cell office:value-type="float" office:value="4208" table:style-name="ce11">
            <text:p>4,208</text:p>
          </table:table-cell>
          <table:table-cell office:value-type="float" office:value="3941" table:style-name="ce10">
            <text:p>3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0" table:style-name="ce52">
            <text:p>1,170</text:p>
          </table:table-cell>
          <table:table-cell office:value-type="float" office:value="4076" table:style-name="ce11">
            <text:p>4,076</text:p>
          </table:table-cell>
          <table:table-cell office:value-type="float" office:value="2157" table:style-name="ce11">
            <text:p>2,157</text:p>
          </table:table-cell>
          <table:table-cell office:value-type="float" office:value="1919" table:style-name="ce10">
            <text:p>1,9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40" table:style-name="ce11">
            <text:p>3,540</text:p>
          </table:table-cell>
          <table:table-cell office:value-type="float" office:value="1900" table:style-name="ce11">
            <text:p>1,900</text:p>
          </table:table-cell>
          <table:table-cell office:value-type="float" office:value="1640" table:style-name="ce10">
            <text:p>1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6" table:style-name="ce52">
            <text:p>1,086</text:p>
          </table:table-cell>
          <table:table-cell office:value-type="float" office:value="4124" table:style-name="ce11">
            <text:p>4,124</text:p>
          </table:table-cell>
          <table:table-cell office:value-type="float" office:value="2204" table:style-name="ce11">
            <text:p>2,204</text:p>
          </table:table-cell>
          <table:table-cell office:value-type="float" office:value="1920" table:style-name="ce10">
            <text:p>1,9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6" table:style-name="ce52">
            <text:p>1,426</text:p>
          </table:table-cell>
          <table:table-cell office:value-type="float" office:value="3509" table:style-name="ce11">
            <text:p>3,509</text:p>
          </table:table-cell>
          <table:table-cell office:value-type="float" office:value="1898" table:style-name="ce11">
            <text:p>1,898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7" table:style-name="ce52">
            <text:p>1,157</text:p>
          </table:table-cell>
          <table:table-cell office:value-type="float" office:value="3710" table:style-name="ce11">
            <text:p>3,710</text:p>
          </table:table-cell>
          <table:table-cell office:value-type="float" office:value="1875" table:style-name="ce11">
            <text:p>1,875</text:p>
          </table:table-cell>
          <table:table-cell office:value-type="float" office:value="1835" table:style-name="ce10">
            <text:p>1,83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3" table:style-name="ce53">
            <text:p>1,883</text:p>
          </table:table-cell>
          <table:table-cell office:value-type="float" office:value="5143" table:style-name="ce18">
            <text:p>5,143</text:p>
          </table:table-cell>
          <table:table-cell office:value-type="float" office:value="2610" table:style-name="ce18">
            <text:p>2,610</text:p>
          </table:table-cell>
          <table:table-cell office:value-type="float" office:value="2533" table:style-name="ce17">
            <text:p>2,533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663" table:style-name="ce71">
            <text:p>126,663</text:p>
          </table:table-cell>
          <table:table-cell office:value-type="float" office:value="326576" table:style-name="ce79">
            <text:p>326,576</text:p>
          </table:table-cell>
          <table:table-cell office:value-type="float" office:value="165299" table:style-name="ce79">
            <text:p>165,299</text:p>
          </table:table-cell>
          <table:table-cell office:value-type="float" office:value="161277" table:style-name="ce73">
            <text:p>161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82" table:style-name="ce52">
            <text:p>41,582</text:p>
          </table:table-cell>
          <table:table-cell office:value-type="float" office:value="103337" table:style-name="ce11">
            <text:p>103,337</text:p>
          </table:table-cell>
          <table:table-cell office:value-type="float" office:value="49688" table:style-name="ce11">
            <text:p>49,688</text:p>
          </table:table-cell>
          <table:table-cell office:value-type="float" office:value="53649" table:style-name="ce10">
            <text:p>53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2" table:style-name="ce52">
            <text:p>4,382</text:p>
          </table:table-cell>
          <table:table-cell office:value-type="float" office:value="10796" table:style-name="ce11">
            <text:p>10,796</text:p>
          </table:table-cell>
          <table:table-cell office:value-type="float" office:value="5619" table:style-name="ce11">
            <text:p>5,619</text:p>
          </table:table-cell>
          <table:table-cell office:value-type="float" office:value="5177" table:style-name="ce10">
            <text:p>5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6" table:style-name="ce52">
            <text:p>8,866</text:p>
          </table:table-cell>
          <table:table-cell office:value-type="float" office:value="23727" table:style-name="ce11">
            <text:p>23,727</text:p>
          </table:table-cell>
          <table:table-cell office:value-type="float" office:value="12563" table:style-name="ce11">
            <text:p>12,563</text:p>
          </table:table-cell>
          <table:table-cell office:value-type="float" office:value="11164" table:style-name="ce10">
            <text:p>11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21" table:style-name="ce52">
            <text:p>7,821</text:p>
          </table:table-cell>
          <table:table-cell office:value-type="float" office:value="20134" table:style-name="ce11">
            <text:p>20,134</text:p>
          </table:table-cell>
          <table:table-cell office:value-type="float" office:value="10316" table:style-name="ce11">
            <text:p>10,316</text:p>
          </table:table-cell>
          <table:table-cell office:value-type="float" office:value="9818" table:style-name="ce10">
            <text:p>9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84" table:style-name="ce52">
            <text:p>32,484</text:p>
          </table:table-cell>
          <table:table-cell office:value-type="float" office:value="83584" table:style-name="ce11">
            <text:p>83,584</text:p>
          </table:table-cell>
          <table:table-cell office:value-type="float" office:value="41908" table:style-name="ce11">
            <text:p>41,908</text:p>
          </table:table-cell>
          <table:table-cell office:value-type="float" office:value="41676" table:style-name="ce10">
            <text:p>41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14" table:style-name="ce52">
            <text:p>7,314</text:p>
          </table:table-cell>
          <table:table-cell office:value-type="float" office:value="17869" table:style-name="ce11">
            <text:p>17,869</text:p>
          </table:table-cell>
          <table:table-cell office:value-type="float" office:value="9463" table:style-name="ce11">
            <text:p>9,463</text:p>
          </table:table-cell>
          <table:table-cell office:value-type="float" office:value="8406" table:style-name="ce10">
            <text:p>8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2" table:style-name="ce52">
            <text:p>5,012</text:p>
          </table:table-cell>
          <table:table-cell office:value-type="float" office:value="12582" table:style-name="ce11">
            <text:p>12,582</text:p>
          </table:table-cell>
          <table:table-cell office:value-type="float" office:value="6678" table:style-name="ce11">
            <text:p>6,678</text:p>
          </table:table-cell>
          <table:table-cell office:value-type="float" office:value="5904" table:style-name="ce10">
            <text:p>5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4" table:style-name="ce52">
            <text:p>1,714</text:p>
          </table:table-cell>
          <table:table-cell office:value-type="float" office:value="4541" table:style-name="ce11">
            <text:p>4,541</text:p>
          </table:table-cell>
          <table:table-cell office:value-type="float" office:value="2534" table:style-name="ce11">
            <text:p>2,534</text:p>
          </table:table-cell>
          <table:table-cell office:value-type="float" office:value="2007" table:style-name="ce10">
            <text:p>2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67" table:style-name="ce52">
            <text:p>4,767</text:p>
          </table:table-cell>
          <table:table-cell office:value-type="float" office:value="11460" table:style-name="ce11">
            <text:p>11,460</text:p>
          </table:table-cell>
          <table:table-cell office:value-type="float" office:value="6153" table:style-name="ce11">
            <text:p>6,153</text:p>
          </table:table-cell>
          <table:table-cell office:value-type="float" office:value="5307" table:style-name="ce10">
            <text:p>5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4" table:style-name="ce52">
            <text:p>4,044</text:p>
          </table:table-cell>
          <table:table-cell office:value-type="float" office:value="10204" table:style-name="ce11">
            <text:p>10,204</text:p>
          </table:table-cell>
          <table:table-cell office:value-type="float" office:value="5550" table:style-name="ce11">
            <text:p>5,550</text:p>
          </table:table-cell>
          <table:table-cell office:value-type="float" office:value="4654" table:style-name="ce10">
            <text:p>4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60" table:style-name="ce52">
            <text:p>4,860</text:p>
          </table:table-cell>
          <table:table-cell office:value-type="float" office:value="15960" table:style-name="ce11">
            <text:p>15,960</text:p>
          </table:table-cell>
          <table:table-cell office:value-type="float" office:value="8174" table:style-name="ce11">
            <text:p>8,174</text:p>
          </table:table-cell>
          <table:table-cell office:value-type="float" office:value="7786" table:style-name="ce10">
            <text:p>7,7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1" table:style-name="ce52">
            <text:p>2,111</text:p>
          </table:table-cell>
          <table:table-cell office:value-type="float" office:value="6330" table:style-name="ce11">
            <text:p>6,330</text:p>
          </table:table-cell>
          <table:table-cell office:value-type="float" office:value="3340" table:style-name="ce11">
            <text:p>3,340</text:p>
          </table:table-cell>
          <table:table-cell office:value-type="float" office:value="2990" table:style-name="ce10">
            <text:p>2,99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6" table:style-name="ce53">
            <text:p>1,706</text:p>
          </table:table-cell>
          <table:table-cell office:value-type="float" office:value="6052" table:style-name="ce18">
            <text:p>6,052</text:p>
          </table:table-cell>
          <table:table-cell office:value-type="float" office:value="3313" table:style-name="ce18">
            <text:p>3,313</text:p>
          </table:table-cell>
          <table:table-cell office:value-type="float" office:value="2739" table:style-name="ce17">
            <text:p>2,73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482" table:style-name="ce71">
            <text:p>41,482</text:p>
          </table:table-cell>
          <table:table-cell office:value-type="float" office:value="105152" table:style-name="ce79">
            <text:p>105,152</text:p>
          </table:table-cell>
          <table:table-cell office:value-type="float" office:value="54272" table:style-name="ce79">
            <text:p>54,272</text:p>
          </table:table-cell>
          <table:table-cell office:value-type="float" office:value="50880" table:style-name="ce73">
            <text:p>50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529" table:style-name="ce52">
            <text:p>25,529</text:p>
          </table:table-cell>
          <table:table-cell office:value-type="float" office:value="63023" table:style-name="ce11">
            <text:p>63,023</text:p>
          </table:table-cell>
          <table:table-cell office:value-type="float" office:value="32122" table:style-name="ce11">
            <text:p>32,122</text:p>
          </table:table-cell>
          <table:table-cell office:value-type="float" office:value="30901" table:style-name="ce10">
            <text:p>30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61" table:style-name="ce52">
            <text:p>5,961</text:p>
          </table:table-cell>
          <table:table-cell office:value-type="float" office:value="14916" table:style-name="ce11">
            <text:p>14,916</text:p>
          </table:table-cell>
          <table:table-cell office:value-type="float" office:value="7920" table:style-name="ce11">
            <text:p>7,920</text:p>
          </table:table-cell>
          <table:table-cell office:value-type="float" office:value="6996" table:style-name="ce10">
            <text:p>6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6" table:style-name="ce52">
            <text:p>3,486</text:p>
          </table:table-cell>
          <table:table-cell office:value-type="float" office:value="9813" table:style-name="ce11">
            <text:p>9,813</text:p>
          </table:table-cell>
          <table:table-cell office:value-type="float" office:value="5121" table:style-name="ce11">
            <text:p>5,121</text:p>
          </table:table-cell>
          <table:table-cell office:value-type="float" office:value="4692" table:style-name="ce10">
            <text:p>4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2" table:style-name="ce52">
            <text:p>3,042</text:p>
          </table:table-cell>
          <table:table-cell office:value-type="float" office:value="8307" table:style-name="ce11">
            <text:p>8,307</text:p>
          </table:table-cell>
          <table:table-cell office:value-type="float" office:value="4291" table:style-name="ce11">
            <text:p>4,291</text:p>
          </table:table-cell>
          <table:table-cell office:value-type="float" office:value="4016" table:style-name="ce10">
            <text:p>4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6" table:style-name="ce52">
            <text:p>2,066</text:p>
          </table:table-cell>
          <table:table-cell office:value-type="float" office:value="5282" table:style-name="ce11">
            <text:p>5,282</text:p>
          </table:table-cell>
          <table:table-cell office:value-type="float" office:value="2859" table:style-name="ce11">
            <text:p>2,859</text:p>
          </table:table-cell>
          <table:table-cell office:value-type="float" office:value="2423" table:style-name="ce10">
            <text:p>2,42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8" table:style-name="ce53">
            <text:p>1,398</text:p>
          </table:table-cell>
          <table:table-cell office:value-type="float" office:value="3811" table:style-name="ce18">
            <text:p>3,811</text:p>
          </table:table-cell>
          <table:table-cell office:value-type="float" office:value="1959" table:style-name="ce18">
            <text:p>1,959</text:p>
          </table:table-cell>
          <table:table-cell office:value-type="float" office:value="1852" table:style-name="ce17">
            <text:p>1,85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09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44" table:style-name="ce71">
            <text:p>154,544</text:p>
          </table:table-cell>
          <table:table-cell office:value-type="float" office:value="369132" table:style-name="ce79">
            <text:p>369,132</text:p>
          </table:table-cell>
          <table:table-cell office:value-type="float" office:value="184268" table:style-name="ce79">
            <text:p>184,268</text:p>
          </table:table-cell>
          <table:table-cell office:value-type="float" office:value="184864" table:style-name="ce73">
            <text:p>184,86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737" table:style-name="ce52">
            <text:p>22,737</text:p>
          </table:table-cell>
          <table:table-cell office:value-type="float" office:value="51512" table:style-name="ce11">
            <text:p>51,512</text:p>
          </table:table-cell>
          <table:table-cell office:value-type="float" office:value="26248" table:style-name="ce11">
            <text:p>26,248</text:p>
          </table:table-cell>
          <table:table-cell office:value-type="float" office:value="25264" table:style-name="ce10">
            <text:p>25,26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44" table:style-name="ce52">
            <text:p>21,744</text:p>
          </table:table-cell>
          <table:table-cell office:value-type="float" office:value="53774" table:style-name="ce11">
            <text:p>53,774</text:p>
          </table:table-cell>
          <table:table-cell office:value-type="float" office:value="26948" table:style-name="ce11">
            <text:p>26,948</text:p>
          </table:table-cell>
          <table:table-cell office:value-type="float" office:value="26826" table:style-name="ce10">
            <text:p>26,82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89" table:style-name="ce52">
            <text:p>15,889</text:p>
          </table:table-cell>
          <table:table-cell office:value-type="float" office:value="38582" table:style-name="ce11">
            <text:p>38,582</text:p>
          </table:table-cell>
          <table:table-cell office:value-type="float" office:value="19272" table:style-name="ce11">
            <text:p>19,272</text:p>
          </table:table-cell>
          <table:table-cell office:value-type="float" office:value="19310" table:style-name="ce10">
            <text:p>19,31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6" table:style-name="ce52">
            <text:p>19,056</text:p>
          </table:table-cell>
          <table:table-cell office:value-type="float" office:value="43258" table:style-name="ce11">
            <text:p>43,258</text:p>
          </table:table-cell>
          <table:table-cell office:value-type="float" office:value="21363" table:style-name="ce11">
            <text:p>21,363</text:p>
          </table:table-cell>
          <table:table-cell office:value-type="float" office:value="21895" table:style-name="ce10">
            <text:p>21,89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7" table:style-name="ce52">
            <text:p>19,237</text:p>
          </table:table-cell>
          <table:table-cell office:value-type="float" office:value="46975" table:style-name="ce11">
            <text:p>46,975</text:p>
          </table:table-cell>
          <table:table-cell office:value-type="float" office:value="23803" table:style-name="ce11">
            <text:p>23,803</text:p>
          </table:table-cell>
          <table:table-cell office:value-type="float" office:value="23172" table:style-name="ce10">
            <text:p>23,17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24" table:style-name="ce52">
            <text:p>33,924</text:p>
          </table:table-cell>
          <table:table-cell office:value-type="float" office:value="82254" table:style-name="ce11">
            <text:p>82,254</text:p>
          </table:table-cell>
          <table:table-cell office:value-type="float" office:value="40678" table:style-name="ce11">
            <text:p>40,678</text:p>
          </table:table-cell>
          <table:table-cell office:value-type="float" office:value="41576" table:style-name="ce10">
            <text:p>41,57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57" table:style-name="ce53">
            <text:p>21,957</text:p>
          </table:table-cell>
          <table:table-cell office:value-type="float" office:value="52777" table:style-name="ce18">
            <text:p>52,777</text:p>
          </table:table-cell>
          <table:table-cell office:value-type="float" office:value="25956" table:style-name="ce18">
            <text:p>25,956</text:p>
          </table:table-cell>
          <table:table-cell office:value-type="float" office:value="26821" table:style-name="ce17">
            <text:p>26,821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7911" table:style-name="ce71">
            <text:p>167,911</text:p>
          </table:table-cell>
          <table:table-cell office:value-type="float" office:value="447952" table:style-name="ce79">
            <text:p>447,952</text:p>
          </table:table-cell>
          <table:table-cell office:value-type="float" office:value="220885" table:style-name="ce79">
            <text:p>220,885</text:p>
          </table:table-cell>
          <table:table-cell office:value-type="float" office:value="227067" table:style-name="ce73">
            <text:p>227,0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828" table:style-name="ce52">
            <text:p>81,828</text:p>
          </table:table-cell>
          <table:table-cell office:value-type="float" office:value="217244" table:style-name="ce11">
            <text:p>217,244</text:p>
          </table:table-cell>
          <table:table-cell office:value-type="float" office:value="106733" table:style-name="ce11">
            <text:p>106,733</text:p>
          </table:table-cell>
          <table:table-cell office:value-type="float" office:value="110511" table:style-name="ce10">
            <text:p>110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090" table:style-name="ce52">
            <text:p>58,090</text:p>
          </table:table-cell>
          <table:table-cell office:value-type="float" office:value="152163" table:style-name="ce11">
            <text:p>152,163</text:p>
          </table:table-cell>
          <table:table-cell office:value-type="float" office:value="74291" table:style-name="ce11">
            <text:p>74,291</text:p>
          </table:table-cell>
          <table:table-cell office:value-type="float" office:value="77872" table:style-name="ce10">
            <text:p>77,87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993" table:style-name="ce53">
            <text:p>27,993</text:p>
          </table:table-cell>
          <table:table-cell office:value-type="float" office:value="78545" table:style-name="ce18">
            <text:p>78,545</text:p>
          </table:table-cell>
          <table:table-cell office:value-type="float" office:value="39861" table:style-name="ce18">
            <text:p>39,861</text:p>
          </table:table-cell>
          <table:table-cell office:value-type="float" office:value="38684" table:style-name="ce17">
            <text:p>38,684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573" table:style-name="ce71">
            <text:p>100,573</text:p>
          </table:table-cell>
          <table:table-cell office:value-type="float" office:value="267863" table:style-name="ce79">
            <text:p>267,863</text:p>
          </table:table-cell>
          <table:table-cell office:value-type="float" office:value="129955" table:style-name="ce79">
            <text:p>129,955</text:p>
          </table:table-cell>
          <table:table-cell office:value-type="float" office:value="137908" table:style-name="ce73">
            <text:p>137,9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29" table:style-name="ce52">
            <text:p>45,829</text:p>
          </table:table-cell>
          <table:table-cell office:value-type="float" office:value="120958" table:style-name="ce11">
            <text:p>120,958</text:p>
          </table:table-cell>
          <table:table-cell office:value-type="float" office:value="58140" table:style-name="ce11">
            <text:p>58,140</text:p>
          </table:table-cell>
          <table:table-cell office:value-type="float" office:value="62818" table:style-name="ce10">
            <text:p>62,81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744" table:style-name="ce53">
            <text:p>54,744</text:p>
          </table:table-cell>
          <table:table-cell office:value-type="float" office:value="146905" table:style-name="ce18">
            <text:p>146,905</text:p>
          </table:table-cell>
          <table:table-cell office:value-type="float" office:value="71815" table:style-name="ce18">
            <text:p>71,815</text:p>
          </table:table-cell>
          <table:table-cell office:value-type="float" office:value="75090" table:style-name="ce17">
            <text:p>75,09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142" table:style-name="ce71">
            <text:p>41,142</text:p>
          </table:table-cell>
          <table:table-cell office:value-type="float" office:value="139987" table:style-name="ce79">
            <text:p>139,987</text:p>
          </table:table-cell>
          <table:table-cell office:value-type="float" office:value="69898" table:style-name="ce79">
            <text:p>69,898</text:p>
          </table:table-cell>
          <table:table-cell office:value-type="float" office:value="70089" table:style-name="ce73">
            <text:p>70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66" table:style-name="ce52">
            <text:p>13,066</text:p>
          </table:table-cell>
          <table:table-cell office:value-type="float" office:value="43295" table:style-name="ce11">
            <text:p>43,295</text:p>
          </table:table-cell>
          <table:table-cell office:value-type="float" office:value="21583" table:style-name="ce11">
            <text:p>21,583</text:p>
          </table:table-cell>
          <table:table-cell office:value-type="float" office:value="21712" table:style-name="ce10">
            <text:p>21,7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45" table:style-name="ce52">
            <text:p>9,245</text:p>
          </table:table-cell>
          <table:table-cell office:value-type="float" office:value="30049" table:style-name="ce11">
            <text:p>30,049</text:p>
          </table:table-cell>
          <table:table-cell office:value-type="float" office:value="15066" table:style-name="ce11">
            <text:p>15,066</text:p>
          </table:table-cell>
          <table:table-cell office:value-type="float" office:value="14983" table:style-name="ce10">
            <text:p>14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397" table:style-name="ce52">
            <text:p>6,397</text:p>
          </table:table-cell>
          <table:table-cell office:value-type="float" office:value="20767" table:style-name="ce11">
            <text:p>20,767</text:p>
          </table:table-cell>
          <table:table-cell office:value-type="float" office:value="10276" table:style-name="ce11">
            <text:p>10,276</text:p>
          </table:table-cell>
          <table:table-cell office:value-type="float" office:value="10491" table:style-name="ce10">
            <text:p>10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09" table:style-name="ce52">
            <text:p>9,109</text:p>
          </table:table-cell>
          <table:table-cell office:value-type="float" office:value="32431" table:style-name="ce11">
            <text:p>32,431</text:p>
          </table:table-cell>
          <table:table-cell office:value-type="float" office:value="16310" table:style-name="ce11">
            <text:p>16,310</text:p>
          </table:table-cell>
          <table:table-cell office:value-type="float" office:value="16121" table:style-name="ce10">
            <text:p>16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90" table:style-name="ce52">
            <text:p>3,190</text:p>
          </table:table-cell>
          <table:table-cell office:value-type="float" office:value="12766" table:style-name="ce11">
            <text:p>12,766</text:p>
          </table:table-cell>
          <table:table-cell office:value-type="float" office:value="6316" table:style-name="ce11">
            <text:p>6,316</text:p>
          </table:table-cell>
          <table:table-cell office:value-type="float" office:value="6450" table:style-name="ce10">
            <text:p>6,45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9" table:style-name="ce18">
            <text:p>679</text:p>
          </table:table-cell>
          <table:table-cell office:value-type="float" office:value="347" table:style-name="ce18">
            <text:p>347</text:p>
          </table:table-cell>
          <table:table-cell office:value-type="float" office:value="332" table:style-name="ce17">
            <text:p>33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73" table:style-name="ce71">
            <text:p>3,173</text:p>
          </table:table-cell>
          <table:table-cell office:value-type="float" office:value="13060" table:style-name="ce79">
            <text:p>13,060</text:p>
          </table:table-cell>
          <table:table-cell office:value-type="float" office:value="7470" table:style-name="ce79">
            <text:p>7,470</text:p>
          </table:table-cell>
          <table:table-cell office:value-type="float" office:value="5590" table:style-name="ce73">
            <text:p>5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06" table:style-name="ce52">
            <text:p>1,806</text:p>
          </table:table-cell>
          <table:table-cell office:value-type="float" office:value="7572" table:style-name="ce11">
            <text:p>7,572</text:p>
          </table:table-cell>
          <table:table-cell office:value-type="float" office:value="4250" table:style-name="ce11">
            <text:p>4,250</text:p>
          </table:table-cell>
          <table:table-cell office:value-type="float" office:value="3322" table:style-name="ce10">
            <text:p>3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15" table:style-name="ce52">
            <text:p>715</text:p>
          </table:table-cell>
          <table:table-cell office:value-type="float" office:value="2585" table:style-name="ce11">
            <text:p>2,585</text:p>
          </table:table-cell>
          <table:table-cell office:value-type="float" office:value="1470" table:style-name="ce11">
            <text:p>1,470</text:p>
          </table:table-cell>
          <table:table-cell office:value-type="float" office:value="1115" table:style-name="ce10">
            <text:p>1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6" table:style-name="ce52">
            <text:p>306</text:p>
          </table:table-cell>
          <table:table-cell office:value-type="float" office:value="1562" table:style-name="ce11">
            <text:p>1,562</text:p>
          </table:table-cell>
          <table:table-cell office:value-type="float" office:value="954" table:style-name="ce11">
            <text:p>954</text:p>
          </table:table-cell>
          <table:table-cell office:value-type="float" office:value="608" table:style-name="ce10">
            <text:p>60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41" table:style-name="ce18">
            <text:p>1,341</text:p>
          </table:table-cell>
          <table:table-cell office:value-type="float" office:value="796" table:style-name="ce18">
            <text:p>796</text:p>
          </table:table-cell>
          <table:table-cell office:value-type="float" office:value="545" table:style-name="ce17">
            <text:p>54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何袖綾</dc:creator>
    <meta:creation-date>1998-03-06T04:37:15Z</meta:creation-date>
    <dc:date>2019-10-04T09:57:58Z</dc:date>
    <meta:print-date>2019-10-04T02:37:57Z</meta:print-date>
  </office:meta>
</office:document-meta>
</file>